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6667in"/>
    </style:style>
    <style:style style:name="Table1.A1" style:family="table-cell">
      <style:table-cell-properties style:vertical-align="middl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2188in"/>
    </style:style>
    <style:style style:name="Table6.B" style:family="table-column">
      <style:table-column-properties style:column-width="5.4792in"/>
    </style:style>
    <style:style style:name="Table6.1" style:family="table-row">
      <style:table-row-properties style:min-row-height="0.5521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2396in"/>
    </style:style>
    <style:style style:name="Table6.A2" style:family="table-cell">
      <style:table-cell-properties style:vertical-align="middle"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188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1.541in"/>
    </style:style>
    <style:style style:name="Table2.D" style:family="table-column">
      <style:table-column-properties style:column-width="1.8125in"/>
    </style:style>
    <style:style style:name="Table2.1" style:family="table-row">
      <style:table-row-properties style:min-row-height="0.552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1.0743in"/>
    </style:style>
    <style:style style:name="Table2.4" style:family="table-row">
      <style:table-row-properties style:min-row-height="0.4243in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2188in"/>
    </style:style>
    <style:style style:name="Table3.B" style:family="table-column">
      <style:table-column-properties style:column-width="5.4792in"/>
    </style:style>
    <style:style style:name="Table3.A1" style:family="table-cell">
      <style:table-cell-properties style:vertical-align="" fo:padding="0.0382in" fo:border="none"/>
    </style:style>
    <style:style style:name="Table3.B1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3.B7" style:family="table-cell">
      <style:table-cell-properties fo:padding="0.0382in" fo:border="none"/>
    </style:style>
    <style:style style:name="Table3.B8" style:family="table-cell">
      <style:table-cell-properties fo:padding="0.0382in" fo:border="none"/>
    </style:style>
    <style:style style:name="Table3.B9" style:family="table-cell">
      <style:table-cell-properties fo:padding="0.0382in" fo:border="none"/>
    </style:style>
    <style:style style:name="Table3.B10" style:family="table-cell">
      <style:table-cell-properties fo:padding="0.0382in" fo:border="none"/>
    </style:style>
    <style:style style:name="Table3.B11" style:family="table-cell">
      <style:table-cell-properties fo:padding="0.0382in" fo:border="none"/>
    </style:style>
    <style:style style:name="Table3.B12" style:family="table-cell">
      <style:table-cell-properties fo:padding="0.0382in" fo:border="none"/>
    </style:style>
    <style:style style:name="Table3.B13" style:family="table-cell">
      <style:table-cell-properties fo:padding="0.0382in" fo:border="none"/>
    </style:style>
    <style:style style:name="Table3.14" style:family="table-row">
      <style:table-row-properties style:min-row-height="0.5757in"/>
    </style:style>
    <style:style style:name="Table3.B14" style:family="table-cell">
      <style:table-cell-properties fo:padding="0.0382in" fo:border="none"/>
    </style:style>
    <style:style style:name="Table3.B15" style:family="table-cell">
      <style:table-cell-properties fo:padding="0.0382in" fo:border="none"/>
    </style:style>
    <style:style style:name="Table3.16" style:family="table-row">
      <style:table-row-properties style:min-row-height="0.6347in"/>
    </style:style>
    <style:style style:name="Table3.B16" style:family="table-cell">
      <style:table-cell-properties fo:padding="0.0382in" fo:border="none"/>
    </style:style>
    <style:style style:name="Table3.B17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23" style:family="table-row">
      <style:table-row-properties style:min-row-height="0.7444in"/>
    </style:style>
    <style:style style:name="Table3.B23" style:family="table-cell">
      <style:table-cell-properties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2188in"/>
    </style:style>
    <style:style style:name="Table4.B" style:family="table-column">
      <style:table-column-properties style:column-width="5.4792in"/>
    </style:style>
    <style:style style:name="Table4.1" style:family="table-row">
      <style:table-row-properties style:min-row-height="0.2708in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0.4264in"/>
    </style:style>
    <style:style style:name="Table4.A2" style:family="table-cell">
      <style:table-cell-properties style:vertical-align="middle" fo:padding="0in" fo:border="none"/>
    </style:style>
    <style:style style:name="Table4.3" style:family="table-row">
      <style:table-row-properties style:min-row-height="1.7354in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2188in"/>
    </style:style>
    <style:style style:name="Table8.B" style:family="table-column">
      <style:table-column-properties style:column-width="5.4792in"/>
    </style:style>
    <style:style style:name="Table8.A1" style:family="table-cell">
      <style:table-cell-properties style:vertical-align="" fo:padding="0.0382in" fo:border="none"/>
    </style:style>
    <style:style style:name="Table8.B1" style:family="table-cell">
      <style:table-cell-properties fo:padding="0.0382in" fo:border="none"/>
    </style:style>
    <style:style style:name="Table8.B2" style:family="table-cell">
      <style:table-cell-properties fo:padding="0.0382in" fo:border="none"/>
    </style:style>
    <style:style style:name="Table8.B3" style:family="table-cell">
      <style:table-cell-properties fo:padding="0.0382in" fo:border="none"/>
    </style:style>
    <style:style style:name="Table8.B4" style:family="table-cell">
      <style:table-cell-properties fo:padding="0.0382in" fo:border="none"/>
    </style:style>
    <style:style style:name="Table8.B5" style:family="table-cell">
      <style:table-cell-properties fo:padding="0.0382in" fo:border="none"/>
    </style:style>
    <style:style style:name="Table8.B6" style:family="table-cell">
      <style:table-cell-properties fo:padding="0.0382in" fo:border="none"/>
    </style:style>
    <style:style style:name="Table8.B7" style:family="table-cell">
      <style:table-cell-properties fo:padding="0.0382in" fo:border="none"/>
    </style:style>
    <style:style style:name="Table8.B8" style:family="table-cell">
      <style:table-cell-properties fo:padding="0.0382in" fo:border="none"/>
    </style:style>
    <style:style style:name="Table8.B9" style:family="table-cell">
      <style:table-cell-properties fo:padding="0.0382in" fo:border="none"/>
    </style:style>
    <style:style style:name="Table8.B10" style:family="table-cell">
      <style:table-cell-properties fo:padding="0.0382in" fo:border="none"/>
    </style:style>
    <style:style style:name="Table8.B11" style:family="table-cell">
      <style:table-cell-properties fo:padding="0.0382in" fo:border="none"/>
    </style:style>
    <style:style style:name="Table8.B12" style:family="table-cell">
      <style:table-cell-properties fo:padding="0.0382in" fo:border="none"/>
    </style:style>
    <style:style style:name="Table8.B13" style:family="table-cell">
      <style:table-cell-properties fo:padding="0.0382in" fo:border="none"/>
    </style:style>
    <style:style style:name="Table8.B14" style:family="table-cell">
      <style:table-cell-properties fo:padding="0.0382in" fo:border="none"/>
    </style:style>
    <style:style style:name="Table8.B15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2188in"/>
    </style:style>
    <style:style style:name="Table5.B" style:family="table-column">
      <style:table-column-properties style:column-width="5.4792in"/>
    </style:style>
    <style:style style:name="Table5.1" style:family="table-row">
      <style:table-row-properties style:min-row-height="0.2708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1.0514in"/>
    </style:style>
    <style:style style:name="Table5.A2" style:family="table-cell">
      <style:table-cell-properties style:vertical-align="middle" fo:padding="0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9b1499"/>
    </style:style>
    <style:style style:name="P3" style:family="paragraph" style:parent-style-name="Standard">
      <style:text-properties officeooo:rsid="00ac6b8d" officeooo:paragraph-rsid="00ac6b8d"/>
    </style:style>
    <style:style style:name="P4" style:family="paragraph" style:parent-style-name="Standard">
      <style:text-properties officeooo:rsid="00950256" officeooo:paragraph-rsid="00950256"/>
    </style:style>
    <style:style style:name="P5" style:family="paragraph" style:parent-style-name="Standard">
      <style:text-properties officeooo:rsid="0090a624" officeooo:paragraph-rsid="0090a624"/>
    </style:style>
    <style:style style:name="P6" style:family="paragraph" style:parent-style-name="Standard">
      <style:text-properties officeooo:rsid="00ec74ec" officeooo:paragraph-rsid="00ec74ec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8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1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5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7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1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2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3" style:family="paragraph" style:parent-style-name="Table_20_Contents">
      <style:text-properties style:font-name="Ubuntu" fo:font-size="16pt" officeooo:rsid="00e53c8e" officeooo:paragraph-rsid="00e53c8e" style:font-size-asian="16pt" style:font-size-complex="16pt"/>
    </style:style>
    <style:style style:name="P24" style:family="paragraph" style:parent-style-name="Table_20_Contents">
      <style:text-properties style:font-name="Ubuntu" fo:font-size="16pt" officeooo:rsid="00e8dbfc" officeooo:paragraph-rsid="00e8dbfc" style:font-size-asian="16pt" style:font-size-complex="16pt"/>
    </style:style>
    <style:style style:name="P25" style:family="paragraph" style:parent-style-name="Table_20_Contents">
      <style:text-properties style:font-name="Ubuntu" fo:font-size="16pt" officeooo:rsid="00f1a7dc" officeooo:paragraph-rsid="00f1a7dc" style:font-size-asian="16pt" style:font-size-complex="16pt"/>
    </style:style>
    <style:style style:name="P26" style:family="paragraph" style:parent-style-name="Table_20_Contents">
      <style:text-properties style:font-name="Ubuntu" fo:font-size="16pt" officeooo:rsid="00f7db63" officeooo:paragraph-rsid="00f7db63" style:font-size-asian="16pt" style:font-size-complex="16pt"/>
    </style:style>
    <style:style style:name="P27" style:family="paragraph" style:parent-style-name="Table_20_Contents">
      <style:text-properties style:font-name="Ubuntu" fo:font-size="16pt" officeooo:rsid="00f8d6b4" officeooo:paragraph-rsid="00f8d6b4" style:font-size-asian="16pt" style:font-size-complex="16pt"/>
    </style:style>
    <style:style style:name="P28" style:family="paragraph" style:parent-style-name="Table_20_Contents">
      <style:text-properties style:font-name="Ubuntu" fo:font-size="16pt" officeooo:rsid="00fc587b" officeooo:paragraph-rsid="00fc587b" style:font-size-asian="16pt" style:font-size-complex="16pt"/>
    </style:style>
    <style:style style:name="P29" style:family="paragraph" style:parent-style-name="Table_20_Contents">
      <style:text-properties style:font-name="Ubuntu" fo:font-size="16pt" officeooo:rsid="00ffee23" officeooo:paragraph-rsid="00ffee23" style:font-size-asian="16pt" style:font-size-complex="16pt"/>
    </style:style>
    <style:style style:name="P30" style:family="paragraph" style:parent-style-name="Table_20_Contents">
      <style:text-properties style:font-name="Ubuntu" fo:font-size="16pt" officeooo:rsid="01046fb3" officeooo:paragraph-rsid="01046fb3" style:font-size-asian="16pt" style:font-size-complex="16pt"/>
    </style:style>
    <style:style style:name="P31" style:family="paragraph" style:parent-style-name="Table_20_Contents">
      <style:text-properties style:font-name="Ubuntu" fo:font-size="16pt" officeooo:rsid="0104e28f" officeooo:paragraph-rsid="0104e28f" style:font-size-asian="16pt" style:font-size-complex="16pt"/>
    </style:style>
    <style:style style:name="P32" style:family="paragraph" style:parent-style-name="Table_20_Contents">
      <style:text-properties style:font-name="Ubuntu" fo:font-size="16pt" officeooo:rsid="010ad783" officeooo:paragraph-rsid="010ad783" style:font-size-asian="16pt" style:font-size-complex="16pt"/>
    </style:style>
    <style:style style:name="P33" style:family="paragraph" style:parent-style-name="Table_20_Contents">
      <style:text-properties style:font-name="Ubuntu" fo:font-size="16pt" officeooo:rsid="010caa33" officeooo:paragraph-rsid="010caa33" style:font-size-asian="16pt" style:font-size-complex="16pt"/>
    </style:style>
    <style:style style:name="P34" style:family="paragraph" style:parent-style-name="Table_20_Contents">
      <style:text-properties style:font-name="Ubuntu" fo:font-size="16pt" officeooo:rsid="010d203b" officeooo:paragraph-rsid="010d203b" style:font-size-asian="16pt" style:font-size-complex="16pt"/>
    </style:style>
    <style:style style:name="P35" style:family="paragraph" style:parent-style-name="Table_20_Contents">
      <style:text-properties style:font-name="Ubuntu" fo:font-size="16pt" officeooo:rsid="010e72fc" officeooo:paragraph-rsid="010e72fc" style:font-size-asian="16pt" style:font-size-complex="16pt"/>
    </style:style>
    <style:style style:name="P36" style:family="paragraph" style:parent-style-name="Table_20_Contents">
      <style:text-properties style:font-name="Ubuntu" fo:font-size="16pt" officeooo:rsid="010ec95a" officeooo:paragraph-rsid="010ec95a" style:font-size-asian="16pt" style:font-size-complex="16pt"/>
    </style:style>
    <style:style style:name="P37" style:family="paragraph" style:parent-style-name="Table_20_Contents">
      <style:text-properties style:font-name="Ubuntu" fo:font-size="16pt" officeooo:rsid="01136506" officeooo:paragraph-rsid="01136506" style:font-size-asian="16pt" style:font-size-complex="16pt"/>
    </style:style>
    <style:style style:name="P38" style:family="paragraph" style:parent-style-name="Table_20_Contents">
      <style:text-properties style:font-name="Ubuntu" fo:font-size="16pt" officeooo:rsid="0116f458" officeooo:paragraph-rsid="0116f458" style:font-size-asian="16pt" style:font-size-complex="16pt"/>
    </style:style>
    <style:style style:name="P39" style:family="paragraph" style:parent-style-name="Table_20_Contents">
      <style:text-properties style:font-name="Ubuntu" fo:font-size="16pt" officeooo:rsid="011e5905" officeooo:paragraph-rsid="011e5905" style:font-size-asian="16pt" style:font-size-complex="16pt"/>
    </style:style>
    <style:style style:name="P40" style:family="paragraph" style:parent-style-name="Table_20_Contents">
      <style:text-properties style:font-name="Ubuntu" officeooo:rsid="001c211b" officeooo:paragraph-rsid="002203aa"/>
    </style:style>
    <style:style style:name="P41" style:family="paragraph" style:parent-style-name="Table_20_Contents">
      <style:text-properties style:font-name="Ubuntu" officeooo:rsid="001c211b" officeooo:paragraph-rsid="00200a43"/>
    </style:style>
    <style:style style:name="P42" style:family="paragraph" style:parent-style-name="Table_20_Contents">
      <style:text-properties style:font-name="Ubuntu" officeooo:rsid="002203aa" officeooo:paragraph-rsid="002203aa"/>
    </style:style>
    <style:style style:name="P43" style:family="paragraph" style:parent-style-name="Table_20_Contents">
      <style:text-properties style:font-name="Ubuntu" officeooo:rsid="002203aa" officeooo:paragraph-rsid="00f7db63"/>
    </style:style>
    <style:style style:name="P44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Ubuntu" fo:font-weight="bold" officeooo:rsid="00dca571" officeooo:paragraph-rsid="00dca571" style:font-weight-asian="bold" style:font-weight-complex="bold"/>
    </style:style>
    <style:style style:name="P52" style:family="paragraph" style:parent-style-name="Table_20_Contents">
      <style:text-properties style:font-name="Ubuntu" officeooo:rsid="0026d98e" officeooo:paragraph-rsid="0026d98e"/>
    </style:style>
    <style:style style:name="P53" style:family="paragraph" style:parent-style-name="Table_20_Contents">
      <style:text-properties style:font-name="Ubuntu" officeooo:rsid="003bedb8" officeooo:paragraph-rsid="003bedb8"/>
    </style:style>
    <style:style style:name="P54" style:family="paragraph" style:parent-style-name="Table_20_Contents">
      <style:text-properties style:font-name="Ubuntu" officeooo:rsid="004a9d5f" officeooo:paragraph-rsid="004a9d5f"/>
    </style:style>
    <style:style style:name="P55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62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63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65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66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67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8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9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53c8e" style:font-size-asian="10.5pt" style:font-size-complex="10.5pt"/>
    </style:style>
    <style:style style:name="P70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8dbfc" style:font-size-asian="10.5pt" style:font-size-complex="10.5pt"/>
    </style:style>
    <style:style style:name="P71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1a7dc" style:font-size-asian="10.5pt" style:font-size-complex="10.5pt"/>
    </style:style>
    <style:style style:name="P72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7db63" style:font-size-asian="10.5pt" style:font-size-complex="10.5pt"/>
    </style:style>
    <style:style style:name="P73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8d6b4" style:font-size-asian="10.5pt" style:font-size-complex="10.5pt"/>
    </style:style>
    <style:style style:name="P74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a9f55" style:font-size-asian="10.5pt" style:font-size-complex="10.5pt"/>
    </style:style>
    <style:style style:name="P75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fee23" style:font-size-asian="10.5pt" style:font-size-complex="10.5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1046fb3" style:font-size-asian="10.5pt" style:font-size-complex="10.5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104e28f" style:font-size-asian="10.5pt" style:font-size-complex="10.5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116f458" style:font-size-asian="10.5pt" style:font-size-complex="10.5pt"/>
    </style:style>
    <style:style style:name="P79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80" style:family="paragraph" style:parent-style-name="Table_20_Contents">
      <style:text-properties style:font-name="Ubuntu" fo:font-size="10.5pt" officeooo:rsid="003bedb8" officeooo:paragraph-rsid="00e53c8e" style:font-size-asian="10.5pt" style:font-size-complex="10.5pt"/>
    </style:style>
    <style:style style:name="P81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82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83" style:family="paragraph" style:parent-style-name="Table_20_Contents">
      <style:text-properties style:font-name="Ubuntu" fo:font-size="10.5pt" officeooo:rsid="00e53c8e" officeooo:paragraph-rsid="00e53c8e" style:font-size-asian="10.5pt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font-name="Ubuntu" fo:font-size="10.5pt" officeooo:rsid="00e8dbfc" officeooo:paragraph-rsid="00e8dbfc" style:font-size-asian="10.5pt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style:font-name="Ubuntu" fo:font-size="10.5pt" officeooo:rsid="00f1a7dc" officeooo:paragraph-rsid="00f1a7dc" style:font-size-asian="10.5pt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style:font-name="Ubuntu" fo:font-size="10.5pt" officeooo:rsid="00f7db63" officeooo:paragraph-rsid="00f7db63" style:font-size-asian="10.5pt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style:font-name="Ubuntu" fo:font-size="10.5pt" officeooo:rsid="00f8d6b4" officeooo:paragraph-rsid="00f8d6b4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style:font-name="Ubuntu" fo:font-size="10.5pt" officeooo:rsid="00fedc48" officeooo:paragraph-rsid="00fedc48" style:font-size-asian="10.5pt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style:font-name="Ubuntu" fo:font-size="10.5pt" officeooo:rsid="00ffee23" officeooo:paragraph-rsid="00ffee23" style:font-size-asian="10.5pt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font-name="Ubuntu" fo:font-size="10.5pt" officeooo:rsid="010074af" officeooo:paragraph-rsid="010074af" style:font-size-asian="10.5pt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font-name="Ubuntu" fo:font-size="10.5pt" officeooo:rsid="0104e28f" officeooo:paragraph-rsid="0104e28f" style:font-size-asian="10.5pt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style:font-name="Ubuntu" fo:font-size="10.5pt" officeooo:rsid="010b65b9" officeooo:paragraph-rsid="010b65b9" style:font-size-asian="10.5pt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style:font-name="Ubuntu" fo:font-size="10.5pt" officeooo:rsid="010caa33" officeooo:paragraph-rsid="010d203b" style:font-size-asian="10.5pt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style:font-name="Ubuntu" fo:font-size="10.5pt" officeooo:rsid="010d203b" officeooo:paragraph-rsid="010d203b" style:font-size-asian="10.5pt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style:font-name="Ubuntu" fo:font-size="10.5pt" officeooo:rsid="010ec95a" officeooo:paragraph-rsid="010ec95a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style:font-name="Ubuntu" fo:font-size="10.5pt" officeooo:rsid="01127bd3" officeooo:paragraph-rsid="01127bd3" style:font-size-asian="10.5pt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style:font-name="Ubuntu" fo:font-size="10.5pt" officeooo:rsid="01136506" officeooo:paragraph-rsid="01136506" style:font-size-asian="10.5pt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style:font-name="Ubuntu" fo:font-size="10.5pt" officeooo:rsid="0116f458" officeooo:paragraph-rsid="0116f458" style:font-size-asian="10.5pt" style:font-size-complex="10.5pt"/>
    </style:style>
    <style:style style:name="P99" style:family="paragraph" style:parent-style-name="Table_20_Contents">
      <style:paragraph-properties fo:text-align="start" style:justify-single-word="false"/>
      <style:text-properties style:font-name="Ubuntu" fo:font-size="10.5pt" officeooo:rsid="0117abf9" officeooo:paragraph-rsid="011abd6e" style:font-size-asian="10.5pt" style:font-size-complex="10.5pt"/>
    </style:style>
    <style:style style:name="P100" style:family="paragraph" style:parent-style-name="Table_20_Contents">
      <style:paragraph-properties fo:text-align="start" style:justify-single-word="false"/>
      <style:text-properties style:font-name="Ubuntu" fo:font-size="10.5pt" officeooo:rsid="011e5905" officeooo:paragraph-rsid="011e5905" style:font-size-asian="10.5pt" style:font-size-complex="10.5pt"/>
    </style:style>
    <style:style style:name="P101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102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103" style:family="paragraph" style:parent-style-name="Table_20_Contents">
      <style:text-properties style:font-name="Ubuntu" officeooo:rsid="001c511b" officeooo:paragraph-rsid="002203aa"/>
    </style:style>
    <style:style style:name="P104" style:family="paragraph" style:parent-style-name="Table_20_Contents">
      <style:text-properties style:font-name="Ubuntu" officeooo:rsid="00252e06" officeooo:paragraph-rsid="00f6b057"/>
    </style:style>
    <style:style style:name="P105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106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107" style:family="paragraph" style:parent-style-name="Table_20_Contents">
      <style:text-properties fo:color="#3333ff" style:font-name="Ubuntu" fo:font-size="20pt" fo:font-weight="normal" officeooo:rsid="00fa9f55" officeooo:paragraph-rsid="00fa9f55" style:font-size-asian="20pt" style:font-weight-asian="normal" style:font-size-complex="20pt" style:font-weight-complex="normal"/>
    </style:style>
    <style:style style:name="P108" style:family="paragraph" style:parent-style-name="Table_20_Contents">
      <style:text-properties officeooo:rsid="0036772d" officeooo:paragraph-rsid="0036772d"/>
    </style:style>
    <style:style style:name="P109" style:family="paragraph" style:parent-style-name="Table_20_Contents">
      <style:text-properties officeooo:rsid="0036772d" officeooo:paragraph-rsid="00fa9f55"/>
    </style:style>
    <style:style style:name="P110" style:family="paragraph" style:parent-style-name="Table_20_Contents">
      <style:text-properties officeooo:rsid="004df1a0" officeooo:paragraph-rsid="004df1a0"/>
    </style:style>
    <style:style style:name="P111" style:family="paragraph" style:parent-style-name="Table_20_Contents">
      <style:text-properties officeooo:rsid="007f3029" officeooo:paragraph-rsid="0084ec1e"/>
    </style:style>
    <style:style style:name="P112" style:family="paragraph" style:parent-style-name="Table_20_Contents">
      <style:text-properties officeooo:paragraph-rsid="0084ec1e"/>
    </style:style>
    <style:style style:name="P113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end" style:justify-single-word="false"/>
      <style:text-properties officeooo:rsid="00f6b057" officeooo:paragraph-rsid="00f6b057"/>
    </style:style>
    <style:style style:name="P116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officeooo:rsid="001c211b" officeooo:paragraph-rsid="001c211b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officeooo:rsid="0028af23" officeooo:paragraph-rsid="001c211b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officeooo:rsid="00dca571" officeooo:paragraph-rsid="00dca571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officeooo:rsid="00de1a20" officeooo:paragraph-rsid="00de1a20"/>
    </style:style>
    <style:style style:name="P121" style:family="paragraph" style:parent-style-name="Table_20_Contents">
      <style:paragraph-properties fo:margin-left="0in" fo:margin-right="0in" fo:line-height="100%" fo:text-indent="0in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22" style:family="paragraph" style:parent-style-name="Table_20_Contents">
      <style:paragraph-properties fo:margin-left="0in" fo:margin-right="0in" fo:line-height="100%" fo:text-indent="0in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23" style:family="paragraph" style:parent-style-name="Standard">
      <style:paragraph-properties fo:margin-top="0.1583in" fo:margin-bottom="0.1583in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24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/>
    </style:style>
    <style:style style:name="P125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paragraph-rsid="00fa9f55"/>
    </style:style>
    <style:style style:name="P126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64a5f2" officeooo:paragraph-rsid="0064a5f2"/>
    </style:style>
    <style:style style:name="P127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c459c8" officeooo:paragraph-rsid="00c459c8"/>
    </style:style>
    <style:style style:name="P128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99a34b" officeooo:paragraph-rsid="0099a34b"/>
    </style:style>
    <style:style style:name="P129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72ce78" officeooo:paragraph-rsid="0072ce78"/>
    </style:style>
    <style:style style:name="P130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769508" officeooo:paragraph-rsid="00769508"/>
    </style:style>
    <style:style style:name="P131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6b0dba" officeooo:paragraph-rsid="006b0dba"/>
    </style:style>
    <style:style style:name="P132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7138fa" officeooo:paragraph-rsid="007138fa"/>
    </style:style>
    <style:style style:name="P133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63624f" officeooo:paragraph-rsid="0063624f"/>
    </style:style>
    <style:style style:name="P134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3c218a" officeooo:paragraph-rsid="003c218a"/>
    </style:style>
    <style:style style:name="P135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4d69a0" officeooo:paragraph-rsid="004d69a0"/>
    </style:style>
    <style:style style:name="P136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cdfc2b" officeooo:paragraph-rsid="00cdfc2b"/>
    </style:style>
    <style:style style:name="P137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e53c8e" officeooo:paragraph-rsid="00e53c8e"/>
    </style:style>
    <style:style style:name="P138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e8dbfc" officeooo:paragraph-rsid="00e8dbfc"/>
    </style:style>
    <style:style style:name="P139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1a7dc" officeooo:paragraph-rsid="00f1a7dc"/>
    </style:style>
    <style:style style:name="P140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7db63" officeooo:paragraph-rsid="00f7db63"/>
    </style:style>
    <style:style style:name="P141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8d6b4" officeooo:paragraph-rsid="00f8d6b4"/>
    </style:style>
    <style:style style:name="P142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a9f55" officeooo:paragraph-rsid="00fa9f55"/>
    </style:style>
    <style:style style:name="P143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fee23" officeooo:paragraph-rsid="00ffee23"/>
    </style:style>
    <style:style style:name="P144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46fb3" officeooo:paragraph-rsid="01046fb3"/>
    </style:style>
    <style:style style:name="P145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4e28f" officeooo:paragraph-rsid="0104e28f"/>
    </style:style>
    <style:style style:name="P146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caa33" officeooo:paragraph-rsid="010caa33"/>
    </style:style>
    <style:style style:name="P147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d203b" officeooo:paragraph-rsid="010d203b"/>
    </style:style>
    <style:style style:name="P148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e72fc" officeooo:paragraph-rsid="010e72fc"/>
    </style:style>
    <style:style style:name="P149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127bd3" officeooo:paragraph-rsid="01127bd3"/>
    </style:style>
    <style:style style:name="P150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136506" officeooo:paragraph-rsid="01136506"/>
    </style:style>
    <style:style style:name="P151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16f458" officeooo:paragraph-rsid="0116f458"/>
    </style:style>
    <style:style style:name="P152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1e5905" officeooo:paragraph-rsid="011e5905"/>
    </style:style>
    <style:style style:name="P153" style:family="paragraph" style:parent-style-name="Table_20_Contents">
      <style:paragraph-properties fo:margin-left="0.0146in" fo:margin-right="0.0146in" fo:text-indent="0in" style:auto-text-indent="false"/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154" style:family="paragraph" style:parent-style-name="Table_20_Contents">
      <style:paragraph-properties fo:margin-left="0.0146in" fo:margin-right="0.0146in" fo:text-indent="0in" style:auto-text-indent="false"/>
      <style:text-properties officeooo:rsid="007f3029" officeooo:paragraph-rsid="007f3029"/>
    </style:style>
    <style:style style:name="P155" style:family="paragraph" style:parent-style-name="Table_20_Contents">
      <style:paragraph-properties fo:margin-left="0.0146in" fo:margin-right="0.0146in" fo:text-align="end" style:justify-single-word="false" fo:text-indent="0in" style:auto-text-indent="false"/>
      <style:text-properties style:font-name="Ubuntu" officeooo:rsid="01283815" officeooo:paragraph-rsid="01283815"/>
    </style:style>
    <style:style style:name="P156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6pt" officeooo:rsid="01283815" officeooo:paragraph-rsid="01283815" style:font-size-asian="16pt" style:font-size-complex="16pt"/>
    </style:style>
    <style:style style:name="P157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6pt" officeooo:rsid="00b6bd3a" officeooo:paragraph-rsid="00b6bd3a" style:font-size-asian="16pt" style:font-size-complex="16pt"/>
    </style:style>
    <style:style style:name="P158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6pt" officeooo:rsid="007cca9c" officeooo:paragraph-rsid="007f3029" style:font-size-asian="16pt" style:font-size-complex="16pt"/>
    </style:style>
    <style:style style:name="P159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bde17b" officeooo:paragraph-rsid="01283815" style:font-size-asian="9.14999961853027pt" style:font-size-complex="10.5pt"/>
    </style:style>
    <style:style style:name="P160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bde17b" officeooo:paragraph-rsid="00bde17b" style:font-size-asian="9.14999961853027pt" style:font-size-complex="10.5pt"/>
    </style:style>
    <style:style style:name="P161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129e861" officeooo:paragraph-rsid="0129e861" style:font-size-asian="9.14999961853027pt" style:font-size-complex="10.5pt"/>
    </style:style>
    <style:style style:name="P162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3bedb8" officeooo:paragraph-rsid="007f3029" style:font-size-asian="10.5pt" style:font-size-complex="10.5pt"/>
    </style:style>
    <style:style style:name="P163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4df1a0" officeooo:paragraph-rsid="007f3029" style:font-size-asian="10.5pt" style:font-size-complex="10.5pt"/>
    </style:style>
    <style:style style:name="P164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2pt" officeooo:rsid="00b6bd3a" officeooo:paragraph-rsid="00b6bd3a" style:font-size-asian="10.5pt" style:font-size-complex="12pt"/>
    </style:style>
    <style:style style:name="P165" style:family="paragraph" style:parent-style-name="Table_20_Contents">
      <style:paragraph-properties fo:margin-left="0.0146in" fo:margin-right="0.0146in" fo:text-align="end" style:justify-single-word="false" fo:text-indent="0in" style:auto-text-indent="false"/>
      <style:text-properties style:font-name="Ubuntu" officeooo:rsid="007f3029" officeooo:paragraph-rsid="007f3029"/>
    </style:style>
    <style:style style:name="P166" style:family="paragraph" style:parent-style-name="Standard">
      <style:text-properties officeooo:rsid="00168f2e" officeooo:paragraph-rsid="00ec74ec"/>
    </style:style>
    <style:style style:name="P167" style:family="paragraph" style:parent-style-name="Standard">
      <style:text-properties officeooo:rsid="00168f2e" officeooo:paragraph-rsid="00fa9f55"/>
    </style:style>
    <style:style style:name="P168" style:family="paragraph" style:parent-style-name="Standard">
      <style:text-properties officeooo:rsid="0090a624" officeooo:paragraph-rsid="00168f2e"/>
    </style:style>
    <style:style style:name="P169" style:family="paragraph" style:parent-style-name="Standard">
      <style:text-properties officeooo:rsid="00fa9f55" officeooo:paragraph-rsid="00168f2e"/>
    </style:style>
    <style:style style:name="P170" style:family="paragraph" style:parent-style-name="Table_20_Contents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71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72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73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168af84" officeooo:paragraph-rsid="0168af84" style:font-size-asian="12pt" style:font-size-complex="12pt"/>
    </style:style>
    <style:style style:name="P174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168af84" officeooo:paragraph-rsid="0195b62e" style:font-size-asian="12pt" style:font-size-complex="12pt"/>
    </style:style>
    <style:style style:name="P175" style:family="paragraph" style:parent-style-name="Table_20_Contents">
      <style:text-properties style:font-name="Ubuntu" fo:font-size="10.5pt" officeooo:rsid="004df1a0" officeooo:paragraph-rsid="004df1a0" style:font-size-asian="10.5pt" style:font-size-complex="10.5pt"/>
    </style:style>
    <style:style style:name="P176" style:family="paragraph" style:parent-style-name="Table_20_Contents">
      <style:text-properties style:font-name="Ubuntu" fo:font-size="10.5pt" officeooo:rsid="00648d98" officeooo:paragraph-rsid="00648d98" style:font-size-asian="10.5pt" style:font-size-complex="10.5pt"/>
    </style:style>
    <style:style style:name="P177" style:family="paragraph" style:parent-style-name="Table_20_Contents">
      <style:text-properties style:font-name="Ubuntu" fo:font-size="10.5pt" officeooo:rsid="00c459c8" officeooo:paragraph-rsid="00c459c8" style:font-size-asian="10.5pt" style:font-size-complex="10.5pt"/>
    </style:style>
    <style:style style:name="P178" style:family="paragraph" style:parent-style-name="Table_20_Contents">
      <style:text-properties style:font-name="Ubuntu" fo:font-size="10.5pt" officeooo:rsid="00962f13" officeooo:paragraph-rsid="00962f13" style:font-size-asian="10.5pt" style:font-size-complex="10.5pt"/>
    </style:style>
    <style:style style:name="P179" style:family="paragraph" style:parent-style-name="Table_20_Contents">
      <style:text-properties style:font-name="Ubuntu" fo:font-size="10.5pt" officeooo:rsid="00cdfc2b" officeooo:paragraph-rsid="00cdfc2b" style:font-size-asian="10.5pt" style:font-size-complex="10.5pt"/>
    </style:style>
    <style:style style:name="P180" style:family="paragraph" style:parent-style-name="Table_20_Contents">
      <style:text-properties style:font-name="Ubuntu" fo:font-size="10.5pt" officeooo:rsid="00742ceb" officeooo:paragraph-rsid="00742ceb" style:font-size-asian="10.5pt" style:font-size-complex="10.5pt"/>
    </style:style>
    <style:style style:name="P181" style:family="paragraph" style:parent-style-name="Table_20_Contents">
      <style:text-properties style:font-name="Ubuntu" fo:font-size="10.5pt" officeooo:rsid="0077bc32" officeooo:paragraph-rsid="0077bc32" style:font-size-asian="10.5pt" style:font-size-complex="10.5pt"/>
    </style:style>
    <style:style style:name="P182" style:family="paragraph" style:parent-style-name="Table_20_Contents">
      <style:text-properties style:font-name="Ubuntu" fo:font-size="10.5pt" officeooo:rsid="006cb164" officeooo:paragraph-rsid="006cb164" style:font-size-asian="10.5pt" style:font-size-complex="10.5pt"/>
    </style:style>
    <style:style style:name="P183" style:family="paragraph" style:parent-style-name="Table_20_Contents">
      <style:text-properties style:font-name="Ubuntu" fo:font-size="10.5pt" officeooo:rsid="007138fa" officeooo:paragraph-rsid="007138fa" style:font-size-asian="10.5pt" style:font-size-complex="10.5pt"/>
    </style:style>
    <style:style style:name="P184" style:family="paragraph" style:parent-style-name="Table_20_Contents">
      <style:text-properties style:font-name="Ubuntu" fo:font-size="10.5pt" officeooo:rsid="00680f92" officeooo:paragraph-rsid="00680f92" style:font-size-asian="10.5pt" style:font-size-complex="10.5pt"/>
    </style:style>
    <style:style style:name="P185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186" style:family="paragraph" style:parent-style-name="Table_20_Contents">
      <style:text-properties style:font-name="Ubuntu" fo:font-size="10.5pt" officeooo:rsid="004bdf64" officeooo:paragraph-rsid="004bdf64" style:font-size-asian="10.5pt" style:font-size-complex="10.5pt"/>
    </style:style>
    <style:style style:name="P187" style:family="paragraph" style:parent-style-name="Table_20_Contents">
      <style:text-properties style:font-name="Ubuntu" fo:font-size="10.5pt" officeooo:rsid="01621a70" officeooo:paragraph-rsid="01621a70" style:font-size-asian="10.5pt" style:font-size-complex="10.5pt"/>
    </style:style>
    <style:style style:name="P188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189" style:family="paragraph" style:parent-style-name="Table_20_Contents">
      <style:paragraph-properties fo:text-align="start" style:justify-single-word="false"/>
      <style:text-properties style:font-name="Ubuntu" fo:font-size="10.5pt" officeooo:rsid="010caa33" officeooo:paragraph-rsid="017f6c3e" style:font-size-asian="10.5pt" style:font-size-complex="10.5pt"/>
    </style:style>
    <style:style style:name="P190" style:family="paragraph" style:parent-style-name="Table_20_Contents">
      <style:paragraph-properties fo:text-align="end" style:justify-single-word="false"/>
      <style:text-properties style:font-name="Ubuntu" fo:font-weight="bold" officeooo:rsid="01981ded" officeooo:paragraph-rsid="01981ded" style:font-weight-asian="bold" style:font-weight-complex="bold"/>
    </style:style>
    <style:style style:name="P191" style:family="paragraph" style:parent-style-name="Table_20_Contents">
      <style:text-properties style:font-name="Ubuntu" officeooo:rsid="019967c0" officeooo:paragraph-rsid="019967c0"/>
    </style:style>
    <style:style style:name="P192" style:family="paragraph" style:parent-style-name="Table_20_Contents">
      <style:text-properties fo:color="#000000" style:font-name="Ubuntu" fo:font-size="16pt" fo:font-weight="normal" officeooo:rsid="012d01ef" officeooo:paragraph-rsid="012d01ef" style:font-size-asian="16pt" style:font-weight-asian="normal" style:font-size-complex="16pt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fo:color="#000000" style:font-name="Ubuntu" fo:font-size="10.5pt" fo:font-weight="normal" officeooo:rsid="003bedb8" officeooo:paragraph-rsid="012d01ef" style:font-size-asian="10.5pt" style:font-weight-asian="normal" style:font-size-complex="10.5pt" style:font-weight-complex="normal"/>
    </style:style>
    <style:style style:name="P194" style:family="paragraph" style:parent-style-name="Table_20_Contents">
      <style:paragraph-properties fo:text-align="start" style:justify-single-word="false"/>
      <style:text-properties fo:color="#000000" style:font-name="Ubuntu" fo:font-size="10.5pt" fo:font-weight="normal" officeooo:rsid="00f7db63" officeooo:paragraph-rsid="012d01ef" style:font-size-asian="10.5pt" style:font-weight-asian="normal" style:font-size-complex="10.5pt" style:font-weight-complex="normal"/>
    </style:style>
    <style:style style:name="P195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2d01ef" officeooo:paragraph-rsid="012d01ef"/>
    </style:style>
    <style:style style:name="P196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b6bd3a" officeooo:paragraph-rsid="00b9370c" style:font-size-asian="10.5pt" style:font-size-complex="10.5pt"/>
    </style:style>
    <style:style style:name="P197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b6bd3a" officeooo:paragraph-rsid="00b6bd3a" style:font-size-asian="10.5pt" style:font-size-complex="10.5pt"/>
    </style:style>
    <style:style style:name="P198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7cca9c" officeooo:paragraph-rsid="007f3029" style:font-size-asian="10.5pt" style:font-size-complex="10.5pt"/>
    </style:style>
    <style:style style:name="P199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7d7c4e" officeooo:paragraph-rsid="007f3029" style:font-size-asian="10.5pt" style:font-size-complex="10.5pt"/>
    </style:style>
    <style:style style:name="P200" style:family="paragraph" style:parent-style-name="Table_20_Contents">
      <style:paragraph-properties fo:margin-left="0.0146in" fo:margin-right="0.0146in" fo:line-height="100%" fo:text-align="end" style:justify-single-word="false" fo:text-indent="0in" style:auto-text-indent="false" style:vertical-align="top"/>
      <style:text-properties style:font-name="Ubuntu" officeooo:rsid="00bc1319" officeooo:paragraph-rsid="00bc1319"/>
    </style:style>
    <style:style style:name="P201" style:family="paragraph" style:parent-style-name="Table_20_Contents" style:list-style-name="L1">
      <style:paragraph-properties fo:margin-top="0in" fo:margin-bottom="0in" loext:contextual-spacing="false" fo:line-height="100%"/>
      <style:text-properties officeooo:rsid="00290a18" officeooo:paragraph-rsid="013a0991"/>
    </style:style>
    <style:style style:name="P202" style:family="paragraph" style:parent-style-name="Table_20_Contents" style:list-style-name="L1">
      <style:paragraph-properties fo:margin-top="0in" fo:margin-bottom="0in" loext:contextual-spacing="false" fo:line-height="100%"/>
      <style:text-properties style:font-name="Ubuntu" officeooo:rsid="00290a18" officeooo:paragraph-rsid="013a0991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e8e46"/>
    </style:style>
    <style:style style:name="T9" style:family="text">
      <style:text-properties officeooo:rsid="006ee61f"/>
    </style:style>
    <style:style style:name="T10" style:family="text">
      <style:text-properties officeooo:rsid="006f935c"/>
    </style:style>
    <style:style style:name="T11" style:family="text">
      <style:text-properties officeooo:rsid="007b825a"/>
    </style:style>
    <style:style style:name="T12" style:family="text">
      <style:text-properties officeooo:rsid="00867afc"/>
    </style:style>
    <style:style style:name="T13" style:family="text">
      <style:text-properties officeooo:rsid="00981fd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36e576" style:font-weight-asian="bold" style:font-weight-complex="bold"/>
    </style:style>
    <style:style style:name="T16" style:family="text">
      <style:text-properties fo:font-weight="bold" officeooo:rsid="018d9849" style:font-weight-asian="bold" style:font-weight-complex="bold"/>
    </style:style>
    <style:style style:name="T17" style:family="text">
      <style:text-properties fo:font-weight="bold" officeooo:rsid="018f49f8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b9370c" style:font-weight-asian="normal" style:font-weight-complex="normal"/>
    </style:style>
    <style:style style:name="T20" style:family="text">
      <style:text-properties fo:font-weight="normal" officeooo:rsid="01901ddc" style:font-weight-asian="normal" style:font-weight-complex="normal"/>
    </style:style>
    <style:style style:name="T21" style:family="text">
      <style:text-properties fo:font-weight="normal" officeooo:rsid="019070d6" style:font-weight-asian="normal" style:font-weight-complex="normal"/>
    </style:style>
    <style:style style:name="T22" style:family="text">
      <style:text-properties officeooo:rsid="00b6c35a"/>
    </style:style>
    <style:style style:name="T23" style:family="text">
      <style:text-properties officeooo:rsid="00b7ad44"/>
    </style:style>
    <style:style style:name="T24" style:family="text">
      <style:text-properties officeooo:rsid="00be0655"/>
    </style:style>
    <style:style style:name="T25" style:family="text">
      <style:text-properties officeooo:rsid="00bfcc14"/>
    </style:style>
    <style:style style:name="T26" style:family="text">
      <style:text-properties officeooo:rsid="00c3a535"/>
    </style:style>
    <style:style style:name="T27" style:family="text">
      <style:text-properties officeooo:rsid="00c7a998"/>
    </style:style>
    <style:style style:name="T28" style:family="text">
      <style:text-properties officeooo:rsid="00cdfc2b"/>
    </style:style>
    <style:style style:name="T29" style:family="text">
      <style:text-properties officeooo:rsid="00cfeb1e"/>
    </style:style>
    <style:style style:name="T30" style:family="text">
      <style:text-properties officeooo:rsid="00d7ce30"/>
    </style:style>
    <style:style style:name="T31" style:family="text">
      <style:text-properties officeooo:rsid="00df478f"/>
    </style:style>
    <style:style style:name="T32" style:family="text">
      <style:text-properties officeooo:rsid="00dffef4"/>
    </style:style>
    <style:style style:name="T33" style:family="text">
      <style:text-properties officeooo:rsid="00e07ab4"/>
    </style:style>
    <style:style style:name="T34" style:family="text">
      <style:text-properties officeooo:rsid="00e3c52e"/>
    </style:style>
    <style:style style:name="T35" style:family="text">
      <style:text-properties officeooo:rsid="00e53c8e"/>
    </style:style>
    <style:style style:name="T36" style:family="text">
      <style:text-properties officeooo:rsid="00e8dbfc"/>
    </style:style>
    <style:style style:name="T37" style:family="text">
      <style:text-properties officeooo:rsid="00eb16ce"/>
    </style:style>
    <style:style style:name="T38" style:family="text">
      <style:text-properties officeooo:rsid="00ecf221"/>
    </style:style>
    <style:style style:name="T39" style:family="text">
      <style:text-properties officeooo:rsid="00eed1a5"/>
    </style:style>
    <style:style style:name="T40" style:family="text">
      <style:text-properties officeooo:rsid="00f1a7dc"/>
    </style:style>
    <style:style style:name="T41" style:family="text">
      <style:text-properties officeooo:rsid="00f4f7a5"/>
    </style:style>
    <style:style style:name="T42" style:family="text">
      <style:text-properties officeooo:rsid="00f6b057"/>
    </style:style>
    <style:style style:name="T43" style:family="text">
      <style:text-properties officeooo:rsid="00f7db63"/>
    </style:style>
    <style:style style:name="T44" style:family="text">
      <style:text-properties officeooo:rsid="00f8d6b4"/>
    </style:style>
    <style:style style:name="T45" style:family="text">
      <style:text-properties officeooo:rsid="00fc587b"/>
    </style:style>
    <style:style style:name="T46" style:family="text">
      <style:text-properties officeooo:rsid="00fd4254"/>
    </style:style>
    <style:style style:name="T47" style:family="text">
      <style:text-properties officeooo:rsid="00ffee23"/>
    </style:style>
    <style:style style:name="T48" style:family="text">
      <style:text-properties officeooo:rsid="01028ee4"/>
    </style:style>
    <style:style style:name="T49" style:family="text">
      <style:text-properties officeooo:rsid="01046fb3"/>
    </style:style>
    <style:style style:name="T50" style:family="text">
      <style:text-properties officeooo:rsid="0104e28f"/>
    </style:style>
    <style:style style:name="T51" style:family="text">
      <style:text-properties officeooo:rsid="0108c5e8"/>
    </style:style>
    <style:style style:name="T52" style:family="text">
      <style:text-properties officeooo:rsid="0108dd61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110a23e"/>
    </style:style>
    <style:style style:name="T55" style:family="text">
      <style:text-properties style:text-position="super 58%" officeooo:rsid="00981fd3"/>
    </style:style>
    <style:style style:name="T56" style:family="text">
      <style:text-properties style:text-position="super 58%" officeooo:rsid="0187298d"/>
    </style:style>
    <style:style style:name="T57" style:family="text">
      <style:text-properties officeooo:rsid="010d203b"/>
    </style:style>
    <style:style style:name="T58" style:family="text">
      <style:text-properties officeooo:rsid="010d6e08"/>
    </style:style>
    <style:style style:name="T59" style:family="text">
      <style:text-properties officeooo:rsid="0110a23e"/>
    </style:style>
    <style:style style:name="T60" style:family="text">
      <style:text-properties officeooo:rsid="01154fc5"/>
    </style:style>
    <style:style style:name="T61" style:family="text">
      <style:text-properties officeooo:rsid="0117abf9"/>
    </style:style>
    <style:style style:name="T62" style:family="text">
      <style:text-properties officeooo:rsid="0119a4a1"/>
    </style:style>
    <style:style style:name="T63" style:family="text">
      <style:text-properties officeooo:rsid="01283815"/>
    </style:style>
    <style:style style:name="T64" style:family="text">
      <style:text-properties officeooo:rsid="012d01ef"/>
    </style:style>
    <style:style style:name="T65" style:family="text">
      <style:text-properties officeooo:rsid="012ec358"/>
    </style:style>
    <style:style style:name="T66" style:family="text">
      <style:text-properties officeooo:rsid="0028af23"/>
    </style:style>
    <style:style style:name="T67" style:family="text">
      <style:text-properties officeooo:rsid="013bc90a"/>
    </style:style>
    <style:style style:name="T68" style:family="text">
      <style:text-properties officeooo:rsid="013c9f7e"/>
    </style:style>
    <style:style style:name="T69" style:family="text">
      <style:text-properties officeooo:rsid="0141ec70"/>
    </style:style>
    <style:style style:name="T70" style:family="text">
      <style:text-properties officeooo:rsid="0142d119"/>
    </style:style>
    <style:style style:name="T71" style:family="text">
      <style:text-properties officeooo:rsid="0143eaff"/>
    </style:style>
    <style:style style:name="T72" style:family="text">
      <style:text-properties officeooo:rsid="0144bb97"/>
    </style:style>
    <style:style style:name="T73" style:family="text">
      <style:text-properties officeooo:rsid="0154d852"/>
    </style:style>
    <style:style style:name="T74" style:family="text">
      <style:text-properties officeooo:rsid="015587d0"/>
    </style:style>
    <style:style style:name="T75" style:family="text">
      <style:text-properties officeooo:rsid="015cdb8e"/>
    </style:style>
    <style:style style:name="T76" style:family="text">
      <style:text-properties officeooo:rsid="01640a87"/>
    </style:style>
    <style:style style:name="T77" style:family="text">
      <style:text-properties officeooo:rsid="016bd4e3"/>
    </style:style>
    <style:style style:name="T78" style:family="text">
      <style:text-properties officeooo:rsid="016f41b3"/>
    </style:style>
    <style:style style:name="T79" style:family="text">
      <style:text-properties officeooo:rsid="0172b696"/>
    </style:style>
    <style:style style:name="T80" style:family="text">
      <style:text-properties officeooo:rsid="0174063b"/>
    </style:style>
    <style:style style:name="T81" style:family="text">
      <style:text-properties officeooo:rsid="01740776"/>
    </style:style>
    <style:style style:name="T82" style:family="text">
      <style:text-properties officeooo:rsid="0178c713"/>
    </style:style>
    <style:style style:name="T83" style:family="text">
      <style:text-properties officeooo:rsid="017bc64e"/>
    </style:style>
    <style:style style:name="T84" style:family="text">
      <style:text-properties officeooo:rsid="0182f522"/>
    </style:style>
    <style:style style:name="T85" style:family="text">
      <style:text-properties officeooo:rsid="01856ac0"/>
    </style:style>
    <style:style style:name="T86" style:family="text">
      <style:text-properties officeooo:rsid="0187298d"/>
    </style:style>
    <style:style style:name="T87" style:family="text">
      <style:text-properties officeooo:rsid="0195b62e"/>
    </style:style>
    <style:style style:name="T88" style:family="text">
      <style:text-properties officeooo:rsid="019b56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882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7382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9882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1.2382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1.4882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1.7382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1.9882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2.2382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2.4882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2.7382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ubin Siby</text:p>
            <text:p text:style-name="P123">Resume</text:p>
          </table:table-cell>
          <table:table-cell table:style-name="Table1.A1" office:value-type="string">
            <text:p text:style-name="P7"><text:a xlink:type="simple" xlink:href="mailto:subins2000@gmail.com" text:style-name="Internet_20_link" text:visited-style-name="Visited_20_Internet_20_Link">subins2000@gmail.com</text:a></text:p>
            <text:p text:style-name="P115"><text:a xlink:type="simple" xlink:href="mailto:mail@subinsb.com" text:style-name="Internet_20_link" text:visited-style-name="Visited_20_Internet_20_Link">mail@subinsb.com</text:a></text:p>
            <text:p text:style-name="P116"><text:a xlink:type="simple" xlink:href="https://subinsb.com/" text:style-name="Internet_20_link" text:visited-style-name="Visited_20_Internet_20_Link">https://subinsb.com</text:a></text:p>
            <text:p text:style-name="P7"><text:a xlink:type="simple" xlink:href="https://github.com/subins2000" text:style-name="Internet_20_link" text:visited-style-name="Visited_20_Internet_20_Link">https://github.com/subins2000</text:a></text:p>
            <text:p text:style-name="P8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30">lab</text:span></text:a><text:a xlink:type="simple" xlink:href="https://github.com/subins2000" text:style-name="Internet_20_link" text:visited-style-name="Visited_20_Internet_20_Link">.com/subins2000</text:a></text:p>
            <text:p text:style-name="P7"/>
          </table:table-cell>
        </table:table-row>
      </table:table>
      <text:p text:style-name="P1"/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121">Education</text:p>
          </table:table-cell>
        </table:table-row>
        <table:table-row table:style-name="Table6.2">
          <table:table-cell table:style-name="Table6.A2" office:value-type="string">
            <text:p text:style-name="P51">2017-2021</text:p>
          </table:table-cell>
          <table:table-cell table:style-name="Table6.A1" office:value-type="string">
            <text:p text:style-name="P119"><text:span text:style-name="T31">Pursuing </text:span>B.<text:span text:style-name="T41">T</text:span>ech <text:span text:style-name="T32">Degree</text:span> in Computer Science <text:span text:style-name="T33">And</text:span> Engineering</text:p>
            <text:p text:style-name="P120">Vidya Academy of Science And Technology, <text:span text:style-name="T69">Thrissur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122">Technical</text:p>
          </table:table-cell>
          <table:table-cell table:style-name="Table2.A1" office:value-type="string">
            <text:p text:style-name="P44"/>
            <text:p text:style-name="P44"/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50">Operating<text:line-break/>System</text:p>
          </table:table-cell>
          <table:table-cell table:style-name="Table2.A1" office:value-type="string">
            <text:p text:style-name="P117"><text:span text:style-name="T2">GNU/Linux </text:span><text:span text:style-name="T3">O</text:span><text:span text:style-name="T4">S</text:span><text:span text:style-name="T3">s</text:span></text:p>
            <text:p text:style-name="P118"/>
            <text:list xml:id="list1887726387" text:style-name="L1">
              <text:list-item>
                <text:p text:style-name="P201"><text:span text:style-name="T2">Linux Mint</text:span></text:p>
              </text:list-item>
              <text:list-item>
                <text:p text:style-name="P201"><text:span text:style-name="T2">Debian</text:span></text:p>
              </text:list-item>
              <text:list-item>
                <text:p text:style-name="P202"><text:span text:style-name="T66">U</text:span>buntu</text:p>
              </text:list-item>
            </text:list>
          </table:table-cell>
          <table:table-cell table:style-name="Table2.A1" office:value-type="string">
            <text:p text:style-name="P50">Programming Languages</text:p>
          </table:table-cell>
          <table:table-cell table:style-name="Table2.A1" office:value-type="string">
            <text:p text:style-name="P41">PHP, Python</text:p>
            <text:p text:style-name="P41"/>
            <text:p text:style-name="P103">JavaScript, <text:span text:style-name="T42">Java</text:span></text:p>
            <text:p text:style-name="P40"/>
            <text:p text:style-name="P103">HTML<text:span text:style-name="T42">+</text:span>CSS</text:p>
          </table:table-cell>
        </table:table-row>
        <table:table-row>
          <table:table-cell table:style-name="Table2.A1" office:value-type="string">
            <text:p text:style-name="P46">Developme<text:span text:style-name="T1">n</text:span>t Tools</text:p>
          </table:table-cell>
          <table:table-cell table:style-name="Table2.A1" office:value-type="string">
            <text:p text:style-name="P43">Sublime Text, git, <text:span text:style-name="T43">svn</text:span>, bash, <text:span text:style-name="T43">docker,</text:span></text:p>
            <text:p text:style-name="P43"><text:span text:style-name="T43">Firefox</text:span> dev tools</text:p>
            <text:p text:style-name="P42"/>
          </table:table-cell>
          <table:table-cell table:style-name="Table2.A1" office:value-type="string">
            <text:p text:style-name="P47">Frameworks</text:p>
            <text:p text:style-name="P48">&amp; Libraries</text:p>
          </table:table-cell>
          <table:table-cell table:style-name="Table2.A1" office:value-type="string">
            <text:p text:style-name="P104">WordPress, jQuery, <text:span text:style-name="T34">ReactJS</text:span></text:p>
          </table:table-cell>
        </table:table-row>
        <table:table-row table:style-name="Table2.4">
          <table:table-cell table:style-name="Table2.A1" office:value-type="string">
            <text:p text:style-name="P49">Databases</text:p>
          </table:table-cell>
          <table:table-cell table:style-name="Table2.A1" office:value-type="string">
            <text:p text:style-name="P52">MySQL, <text:span text:style-name="T5">SQLite, PostgreSQL</text:span></text:p>
            <text:p text:style-name="P52"/>
          </table:table-cell>
          <table:table-cell table:style-name="Table2.A1" office:value-type="string">
            <text:p text:style-name="P190">Communities</text:p>
          </table:table-cell>
          <table:table-cell table:style-name="Table2.A1" office:value-type="string">
            <text:p text:style-name="P191"><text:a xlink:type="simple" xlink:href="http://github.com/subins2000/subins" text:style-name="Internet_20_link" text:visited-style-name="Visited_20_Internet_20_Link">SMC</text:a>, <text:a xlink:type="simple" xlink:href="https://mozillakerala.com/" text:style-name="Internet_20_link" text:visited-style-name="Visited_20_Internet_20_Link">Mozilla Kerala</text:a>, <text:a xlink:type="simple" xlink:href="https://mozillakerala.com/" text:style-name="Internet_20_link" text:visited-style-name="Visited_20_Internet_20_Link">FSUG Thrissur</text:a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4"/>
          </table:table-cell>
          <table:table-cell table:style-name="Table3.B22" office:value-type="string">
            <text:p text:style-name="P106">Open Source <text:span text:style-name="T43">Efforts</text:span></text:p>
            <text:p text:style-name="P108"/>
          </table:table-cell>
        </table:table-row>
        <table:table-row>
          <table:table-cell table:style-name="Table3.A1" office:value-type="string">
            <text:p text:style-name="P195">2019</text:p>
          </table:table-cell>
          <table:table-cell table:style-name="Table3.B22" office:value-type="string">
            <text:p text:style-name="P192">Varnam</text:p>
            <text:p text:style-name="P193">Maintainer, <text:a xlink:type="simple" xlink:href="http://gitlab.com/subins2000/varnam" text:style-name="Internet_20_link" text:visited-style-name="Visited_20_Internet_20_Link">git</text:a><text:a xlink:type="simple" xlink:href="http://gitlab.com/subins2000/varnam" text:style-name="Internet_20_link" text:visited-style-name="Visited_20_Internet_20_Link"><text:span text:style-name="T64">lab</text:span></text:a><text:a xlink:type="simple" xlink:href="http://gitlab.com/subins2000/varnam" text:style-name="Internet_20_link" text:visited-style-name="Visited_20_Internet_20_Link">.com/subins2000/</text:a><text:a xlink:type="simple" xlink:href="http://gitlab.com/subins2000/varnam" text:style-name="Internet_20_link" text:visited-style-name="Visited_20_Internet_20_Link"><text:span text:style-name="T64">varnam</text:span></text:a></text:p>
            <text:p text:style-name="P193"/>
            <text:p text:style-name="P194">A <text:span text:style-name="T67">desktop app for Indian language t</text:span>ransliterat<text:span text:style-name="T68">ion typing. Supports Malayalam, Hindi, Tamil, Bangla and more... </text:span><text:a xlink:type="simple" xlink:href="https://www.reddit.com/r/india/comments/cicpcz/i_made_a_hinglish_to_hindi_editor_other_languages/" text:style-name="Internet_20_link" text:visited-style-name="Visited_20_Internet_20_Link"><text:span text:style-name="T68">Reddit post</text:span></text:a></text:p>
          </table:table-cell>
        </table:table-row>
        <table:table-row>
          <table:table-cell table:style-name="Table3.A1" office:value-type="string">
            <text:p text:style-name="P140">2019</text:p>
          </table:table-cell>
          <table:table-cell table:style-name="Table3.B22" office:value-type="string">
            <text:p text:style-name="P26">Manglish</text:p>
            <text:p text:style-name="P70">Developer &amp; Maintainer, <text:a xlink:type="simple" xlink:href="https://github.com/subins2000/manglish" text:style-name="Internet_20_link" text:visited-style-name="Visited_20_Internet_20_Link">github.com/subins2000/</text:a><text:a xlink:type="simple" xlink:href="https://github.com/subins2000/manglish" text:style-name="Internet_20_link" text:visited-style-name="Visited_20_Internet_20_Link"><text:span text:style-name="T43">manglish</text:span></text:a></text:p>
            <text:p text:style-name="P70"/>
            <text:p text:style-name="P86">An Android app to convert Malayalam text to Manglish. <text:a xlink:type="simple" xlink:href="http://subinsb.com/manglish/" text:style-name="Internet_20_link" text:visited-style-name="Visited_20_Internet_20_Link">Download</text:a></text:p>
          </table:table-cell>
        </table:table-row>
        <table:table-row>
          <table:table-cell table:style-name="Table3.A1" office:value-type="string">
            <text:p text:style-name="P140">2019</text:p>
          </table:table-cell>
          <table:table-cell table:style-name="Table3.B22" office:value-type="string">
            <text:p text:style-name="P26">KDE Malayalam Localization</text:p>
            <text:p text:style-name="P72"><text:span text:style-name="T72">Developer &amp; M</text:span>aintainer, <text:a xlink:type="simple" xlink:href="http://kde.smc.org.in/" text:style-name="Internet_20_link" text:visited-style-name="Visited_20_Internet_20_Link"><text:span text:style-name="T71">kde.smc.org.in</text:span></text:a></text:p>
            <text:p text:style-name="P72"/>
            <text:p text:style-name="P86">Revamped the KDE malayalam localization effort of<text:a xlink:type="simple" xlink:href="http://smc.org.in/" text:style-name="Internet_20_link" text:visited-style-name="Visited_20_Internet_20_Link"> Swathanthra Malayalam Computing (SMC)</text:a> using an easy to use web<text:span text:style-name="T70">site.</text:span></text:p>
          </table:table-cell>
        </table:table-row>
        <text:soft-page-break/>
        <table:table-row>
          <table:table-cell table:style-name="Table3.A1" office:value-type="string">
            <text:p text:style-name="P141">2019</text:p>
          </table:table-cell>
          <table:table-cell table:style-name="Table3.B22" office:value-type="string">
            <text:p text:style-name="P27">Selfie A Day</text:p>
            <text:p text:style-name="P73"><text:span text:style-name="T44">Developer &amp; M</text:span>aintainer, <text:a xlink:type="simple" xlink:href="https://github.com/subins2000/SelfieADay" text:style-name="Internet_20_link" text:visited-style-name="Visited_20_Internet_20_Link">github.com/subins2000/</text:a><text:a xlink:type="simple" xlink:href="https://github.com/subins2000/SelfieADay" text:style-name="Internet_20_link" text:visited-style-name="Visited_20_Internet_20_Link"><text:span text:style-name="T44">SelfieADay</text:span></text:a></text:p>
            <text:p text:style-name="P73"/>
            <text:p text:style-name="P87">Some tools to easily manage <text:a xlink:type="simple" xlink:href="https://www.reddit.com/r/selfieaday/" text:style-name="Internet_20_link" text:visited-style-name="Visited_20_Internet_20_Link">selfie-a-day hobby projects</text:a>.</text:p>
          </table:table-cell>
        </table:table-row>
        <table:table-row>
          <table:table-cell table:style-name="Table3.A1" office:value-type="string">
            <text:p text:style-name="P140">2018</text:p>
          </table:table-cell>
          <table:table-cell table:style-name="Table3.B22" office:value-type="string">
            <text:p text:style-name="P26">OpenSalve</text:p>
            <text:p text:style-name="P72">Developer &amp; Maintainer, <text:a xlink:type="simple" xlink:href="https://github.com/subins2000/opensalve" text:style-name="Internet_20_link" text:visited-style-name="Visited_20_Internet_20_Link">github.com/subins2000/</text:a><text:a xlink:type="simple" xlink:href="https://github.com/subins2000/opensalve" text:style-name="Internet_20_link" text:visited-style-name="Visited_20_Internet_20_Link"><text:span text:style-name="T43">OpenSalve</text:span></text:a></text:p>
            <text:p text:style-name="P72"/>
            <text:p text:style-name="P86">A project to help disaster relief efforts.</text:p>
          </table:table-cell>
        </table:table-row>
        <table:table-row>
          <table:table-cell table:style-name="Table3.A1" office:value-type="string">
            <text:p text:style-name="P145">2018</text:p>
          </table:table-cell>
          <table:table-cell table:style-name="Table3.B22" office:value-type="string">
            <text:p text:style-name="P31">InstaLV</text:p>
            <text:p text:style-name="P77">Developer &amp; Maintainer, <text:a xlink:type="simple" xlink:href="https://github.com/subins2000/InstaLV" text:style-name="Internet_20_link" text:visited-style-name="Visited_20_Internet_20_Link">github.com/subins2000/</text:a><text:a xlink:type="simple" xlink:href="https://github.com/subins2000/InstaLV" text:style-name="Internet_20_link" text:visited-style-name="Visited_20_Internet_20_Link"><text:span text:style-name="T50">InstaLV</text:span></text:a></text:p>
            <text:p text:style-name="P77"/>
            <text:p text:style-name="P91">Helps to live-stream from computers to Instagram <text:span text:style-name="T51">instead of phone.</text:span></text:p>
          </table:table-cell>
        </table:table-row>
        <table:table-row>
          <table:table-cell table:style-name="Table3.A1" office:value-type="string">
            <text:p text:style-name="P138">2018</text:p>
          </table:table-cell>
          <table:table-cell table:style-name="Table3.B22" office:value-type="string">
            <text:p text:style-name="P24">BeX</text:p>
            <text:p text:style-name="P70">Developer &amp; Maintainer, <text:a xlink:type="simple" xlink:href="https://github.com/subins2000/bex" text:style-name="Internet_20_link" text:visited-style-name="Visited_20_Internet_20_Link">github.com/subins2000/</text:a><text:a xlink:type="simple" xlink:href="https://github.com/subins2000/bex" text:style-name="Internet_20_link" text:visited-style-name="Visited_20_Internet_20_Link"><text:span text:style-name="T36">bex</text:span></text:a></text:p>
            <text:p text:style-name="P70"/>
            <text:p text:style-name="P84">A webapp for exchanging books for college students</text:p>
          </table:table-cell>
        </table:table-row>
        <table:table-row>
          <table:table-cell table:style-name="Table3.A1" office:value-type="string">
            <text:p text:style-name="P137">2018</text:p>
          </table:table-cell>
          <table:table-cell table:style-name="Table3.B22" office:value-type="string">
            <text:p text:style-name="P23">Mjournal</text:p>
            <text:p text:style-name="P69">Developer &amp; Maintainer, <text:a xlink:type="simple" xlink:href="https://github.com/subins2000/mjournal" text:style-name="Internet_20_link" text:visited-style-name="Visited_20_Internet_20_Link">github.com/subins2000/</text:a><text:a xlink:type="simple" xlink:href="https://github.com/subins2000/mjournal" text:style-name="Internet_20_link" text:visited-style-name="Visited_20_Internet_20_Link"><text:span text:style-name="T35">mjournal</text:span></text:a></text:p>
            <text:p text:style-name="P80"/>
            <text:p text:style-name="P83">A webapp to manage one’s own journal/diary.</text:p>
          </table:table-cell>
        </table:table-row>
        <table:table-row>
          <table:table-cell table:style-name="Table3.A1" office:value-type="string">
            <text:p text:style-name="P139">2018</text:p>
          </table:table-cell>
          <table:table-cell table:style-name="Table3.B22" office:value-type="string">
            <text:p text:style-name="P25">Brenton</text:p>
            <text:p text:style-name="P71">Developer &amp; Maintainer, <text:a xlink:type="simple" xlink:href="http://github.com/subins2000/brenton-hugo" text:style-name="Internet_20_link" text:visited-style-name="Visited_20_Internet_20_Link">github.com/subins2000/</text:a><text:a xlink:type="simple" xlink:href="http://github.com/subins2000/brenton-hugo" text:style-name="Internet_20_link" text:visited-style-name="Visited_20_Internet_20_Link"><text:span text:style-name="T40">brenton-hugo</text:span></text:a></text:p>
            <text:p text:style-name="P71"/>
            <text:p text:style-name="P85">A <text:a xlink:type="simple" xlink:href="http://gohugo.io/" text:style-name="Internet_20_link" text:visited-style-name="Visited_20_Internet_20_Link">Hugo</text:a> theme</text:p>
          </table:table-cell>
        </table:table-row>
        <table:table-row>
          <table:table-cell table:style-name="Table3.A1" office:value-type="string">
            <text:p text:style-name="P144">2017</text:p>
          </table:table-cell>
          <table:table-cell table:style-name="Table3.B22" office:value-type="string">
            <text:p text:style-name="P30">Setrix</text:p>
            <text:p text:style-name="P76">Developer, <text:a xlink:type="simple" xlink:href="http://github.com/subins2000/brenton-hugo" text:style-name="Internet_20_link" text:visited-style-name="Visited_20_Internet_20_Link">github.com/subins2000/</text:a><text:span text:style-name="T49">setrix<text:line-break/><text:line-break/>An implementation of </text:span><text:a xlink:type="simple" xlink:href="https://matrix.org/" text:style-name="Internet_20_link" text:visited-style-name="Visited_20_Internet_20_Link"><text:span text:style-name="T49">Matrix protocol</text:span></text:a><text:span text:style-name="T49"> in a desktop app with Python &amp; Qt</text:span></text:p>
          </table:table-cell>
        </table:table-row>
        <table:table-row>
          <table:table-cell table:style-name="Table3.A1" office:value-type="string">
            <text:p text:style-name="P126">2017</text:p>
          </table:table-cell>
          <table:table-cell table:style-name="Table3.B22" office:value-type="string">
            <text:p text:style-name="P13">CryptoDonate</text:p>
            <text:p text:style-name="P62">Developer &amp; Maintainer, <text:a xlink:type="simple" xlink:href="http://github.com/subins2000/CryptoDonate" text:style-name="Internet_20_link" text:visited-style-name="Visited_20_Internet_20_Link">github.com/subins2000/CryptoDonate</text:a></text:p>
            <text:p text:style-name="P110"/>
            <text:p text:style-name="P175">A JavaScript library to place donation buttons <text:span text:style-name="T8">on webpages. Supports Bitcoin, Ether and other cryptocurrencies. Used by many sites.</text:span></text:p>
          </table:table-cell>
        </table:table-row>
        <table:table-row>
          <table:table-cell table:style-name="Table3.A1" office:value-type="string">
            <text:p text:style-name="P126">2017</text:p>
          </table:table-cell>
          <table:table-cell table:style-name="Table3.B22" office:value-type="string">
            <text:p text:style-name="P15">TorrentBro</text:p>
            <text:p text:style-name="P63">Developer &amp; Maintainer, <text:a xlink:type="simple" xlink:href="http://github.com/subins2000/TorrentBro" text:style-name="Internet_20_link" text:visited-style-name="Visited_20_Internet_20_Link">github.com/subins2000/TorrentBro</text:a></text:p>
            <text:p text:style-name="P55"/>
            <text:p text:style-name="P176">A cross-platform app for browsing torrents</text:p>
          </table:table-cell>
        </table:table-row>
        <table:table-row table:style-name="Table3.14">
          <table:table-cell table:style-name="Table3.A1" office:value-type="string">
            <text:p text:style-name="P127">2016</text:p>
          </table:table-cell>
          <table:table-cell table:style-name="Table3.B22" office:value-type="string">
            <text:p text:style-name="P21">Kerala Blasters <text:span text:style-name="T27">Profile Picture </text:span>Framer</text:p>
            <text:p text:style-name="P79">Developer &amp; Maintainer, <text:a xlink:type="simple" xlink:href="http://demos.subinsb.com/isl-profile-pic" text:style-name="Internet_20_link" text:visited-style-name="Visited_20_Internet_20_Link"><text:span text:style-name="T26">demos.subinsb.com/isl-profile-pic</text:span></text:a></text:p>
            <text:p text:style-name="P79"/>
            <text:p text:style-name="P177">I created this web app to help people put up a profile picture supporting Kerala Blasters <text:span text:style-name="T65">football club</text:span> along with their picture.<text:line-break/><text:line-break/>It was very successful and more than 8,000 people across Kerala used it.</text:p>
          </table:table-cell>
        </table:table-row>
        <table:table-row table:style-name="Table3.14">
          <table:table-cell table:style-name="Table3.A1" office:value-type="string">
            <text:p text:style-name="P128">2016</text:p>
          </table:table-cell>
          <table:table-cell table:style-name="Table3.B22" office:value-type="string">
            <text:p text:style-name="P20">School Election Software</text:p>
            <text:p text:style-name="P64">Developer &amp; Maintainer, <text:a xlink:type="simple" xlink:href="http://github.com/subins2000/lobby-school-election" text:style-name="Internet_20_link" text:visited-style-name="Visited_20_Internet_20_Link">github.com/subins2000/lobby-school-election</text:a></text:p>
            <text:p text:style-name="P61"/>
            <text:p text:style-name="P178">A <text:span text:style-name="T73">slightly advanced</text:span> software to conduct <text:span text:style-name="T74">school</text:span> elections. <text:span text:style-name="T13">It was successfully used in 2 different schools (when I was in 10</text:span><text:span text:style-name="T55">th</text:span><text:span text:style-name="T13"> grade &amp; then 12</text:span><text:span text:style-name="T55">th</text:span><text:span text:style-name="T13"> grade).</text:span></text:p>
          </table:table-cell>
        </table:table-row>
        <text:soft-page-break/>
        <table:table-row table:style-name="Table3.16">
          <table:table-cell table:style-name="Table3.A1" office:value-type="string">
            <text:p text:style-name="P136">2016</text:p>
          </table:table-cell>
          <table:table-cell table:style-name="Table3.B22" office:value-type="string">
            <text:p text:style-name="P22">Francium Voice</text:p>
            <text:p text:style-name="P81">Developer, <text:span text:style-name="T28">Discontinued, </text:span><text:a xlink:type="simple" xlink:href="https://github.com/subins2000/Francium-voice" text:style-name="Internet_20_link" text:visited-style-name="Visited_20_Internet_20_Link"><text:span text:style-name="T28">github.com/subins2000/Francium-voice</text:span></text:a></text:p>
            <text:p text:style-name="P101"/>
            <text:p text:style-name="P179">A JavaScript library to record voice <text:span text:style-name="T29">in browser</text:span> <text:span text:style-name="T29">and use it in different formats.</text:span></text:p>
          </table:table-cell>
        </table:table-row>
        <table:table-row table:style-name="Table3.16">
          <table:table-cell table:style-name="Table3.A1" office:value-type="string">
            <text:p text:style-name="P129">2015</text:p>
          </table:table-cell>
          <table:table-cell table:style-name="Table3.B22" office:value-type="string">
            <text:p text:style-name="P18">Blogger 2 WordPress</text:p>
            <text:p text:style-name="P65">Lead Developer &amp; Maintainer, <text:a xlink:type="simple" xlink:href="http://wordpress.org/plugins/blogger-2-wp" text:style-name="Internet_20_link" text:visited-style-name="Visited_20_Internet_20_Link">wordpress.org/plugins/blogger-2-wp</text:a></text:p>
            <text:p text:style-name="P58"/>
            <text:p text:style-name="P180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30">2015</text:p>
          </table:table-cell>
          <table:table-cell table:style-name="Table3.B22" office:value-type="string">
            <text:p text:style-name="P19">Code Blocks</text:p>
            <text:p text:style-name="P66">Lead Developer &amp; Maintainer, <text:a xlink:type="simple" xlink:href="http://wordpress.org/plugins/code-blocks" text:style-name="Internet_20_link" text:visited-style-name="Visited_20_Internet_20_Link">wordpress.org/plugins/code-blocks</text:a></text:p>
            <text:p text:style-name="P59"/>
            <text:p text:style-name="P181">A WordPress plugin to <text:span text:style-name="T11">easily </text:span>add code blocks to blogs</text:p>
          </table:table-cell>
        </table:table-row>
        <table:table-row>
          <table:table-cell table:style-name="Table3.A1" office:value-type="string">
            <text:p text:style-name="P131">2015</text:p>
          </table:table-cell>
          <table:table-cell table:style-name="Table3.B22" office:value-type="string">
            <text:p text:style-name="P16">The Francium Project</text:p>
            <text:p text:style-name="P67">Lead Developer &amp; Maintainer, <text:a xlink:type="simple" xlink:href="http://github.com/FranciumOS" text:style-name="Internet_20_link" text:visited-style-name="Visited_20_Internet_20_Link">github.com/FranciumOS</text:a></text:p>
            <text:p text:style-name="P56"/>
            <text:p text:style-name="P182">A main project to coordinate all other subpro<text:span text:style-name="T9">jects</text:span> in it. <text:span text:style-name="T10">Francium Project has more than 10 packages in different programming languages.</text:span></text:p>
          </table:table-cell>
        </table:table-row>
        <table:table-row>
          <table:table-cell table:style-name="Table3.A1" office:value-type="string">
            <text:p text:style-name="P132">2014</text:p>
          </table:table-cell>
          <table:table-cell table:style-name="Table3.B22" office:value-type="string">
            <text:p text:style-name="P17">Search</text:p>
            <text:p text:style-name="P68">Lead Developer &amp; Maintainer, <text:a xlink:type="simple" xlink:href="https://search.subinsb.com/" text:style-name="Internet_20_link" text:visited-style-name="Visited_20_Internet_20_Link">search.subinsb.com</text:a>, <text:a xlink:type="simple" xlink:href="https://web.archive.org/web/*/https://search.subinsb.com" text:style-name="Internet_20_link" text:visited-style-name="Visited_20_Internet_20_Link"><text:span text:style-name="T39">Archive</text:span></text:a></text:p>
            <text:p text:style-name="P57"/>
            <text:p text:style-name="P183">An open source search engine with it’s own web crawler</text:p>
          </table:table-cell>
        </table:table-row>
        <table:table-row>
          <table:table-cell table:style-name="Table3.A1" office:value-type="string">
            <text:p text:style-name="P133">2014</text:p>
          </table:table-cell>
          <table:table-cell table:style-name="Table3.B22" office:value-type="string">
            <text:p text:style-name="P14">logSys</text:p>
            <text:p text:style-name="P82">Lead Developer &amp; Maintainer, <text:a xlink:type="simple" xlink:href="http://github.com/subins2000/logSys" text:style-name="Internet_20_link" text:visited-style-name="Visited_20_Internet_20_Link">github.com/subins2000/logSys</text:a></text:p>
            <text:p text:style-name="P60"/>
            <text:p text:style-name="P184">A PHP login system. Currently used by more than <text:a xlink:type="simple" xlink:href="https://packagist.org/packages/francium/logsys" text:style-name="Internet_20_link" text:visited-style-name="Visited_20_Internet_20_Link">500 sites/</text:a><text:a xlink:type="simple" xlink:href="https://packagist.org/packages/francium/logsys" text:style-name="Internet_20_link" text:visited-style-name="Visited_20_Internet_20_Link"><text:span text:style-name="T75">projects</text:span></text:a><text:span text:style-name="T75">.</text:span></text:p>
          </table:table-cell>
        </table:table-row>
        <table:table-row>
          <table:table-cell table:style-name="Table3.A1" office:value-type="string">
            <text:p text:style-name="P134">2014</text:p>
          </table:table-cell>
          <table:table-cell table:style-name="Table3.B22" office:value-type="string">
            <text:p text:style-name="P11">Lobby</text:p>
            <text:p text:style-name="P187">Discontinued, <text:a xlink:type="simple" xlink:href="https://github.com/LobbyOS/lobby" text:style-name="Internet_20_link" text:visited-style-name="Visited_20_Internet_20_Link">github.com/LobbyOS/lobby</text:a></text:p>
            <text:p text:style-name="P53"/>
            <text:p text:style-name="P185">A platform for developing web apps <text:span text:style-name="T7">that integrate with user’s system and </text:span>that works on all major OS.</text:p>
          </table:table-cell>
        </table:table-row>
        <table:table-row table:style-name="Table3.23">
          <table:table-cell table:style-name="Table3.A1" office:value-type="string">
            <text:p text:style-name="P135">2013</text:p>
          </table:table-cell>
          <table:table-cell table:style-name="Table3.B23" office:value-type="string">
            <text:p text:style-name="P12">Open</text:p>
            <text:p text:style-name="P188">Lead Developer &amp; Maintainer, <text:a xlink:type="simple" xlink:href="https://github.com/subins2000/open" text:style-name="Internet_20_link" text:visited-style-name="Visited_20_Internet_20_Link">github.com/subins2000/open</text:a></text:p>
            <text:p text:style-name="P54"/>
            <text:p text:style-name="P186">An open source social network like Facebook. <text:span text:style-name="T76">Used to have 5000+ users at </text:span><text:a xlink:type="simple" xlink:href="https://web.archive.org/web/20170916065254/http://open.subinsb.com/" text:style-name="Internet_20_link" text:visited-style-name="Visited_20_Internet_20_Link"><text:span text:style-name="T76">open.subinsb.com</text:span></text:a></text:p>
          </table:table-cell>
        </table:table-row>
      </table:table>
      <text:p text:style-name="P168"/>
      <text:p text:style-name="P5">And many more...</text:p>
      <text:p text:style-name="P6"><text:a xlink:type="simple" xlink:href="https://github.com/subins2000" text:style-name="Internet_20_link" text:visited-style-name="Visited_20_Internet_20_Link">GitHu</text:a><text:a xlink:type="simple" xlink:href="https://github.com/subins2000" text:style-name="Internet_20_link" text:visited-style-name="Visited_20_Internet_20_Link"><text:span text:style-name="T38">b</text:span></text:a><text:a xlink:type="simple" xlink:href="https://github.com/subins2000" text:style-name="Internet_20_link" text:visited-style-name="Visited_20_Internet_20_Link"> </text:a><text:a xlink:type="simple" xlink:href="https://github.com/subins2000" text:style-name="Internet_20_link" text:visited-style-name="Visited_20_Internet_20_Link"><text:span text:style-name="T38">Profile</text:span></text:a> <text:s/><text:a xlink:type="simple" xlink:href="https://gitlab.com/subins2000" text:style-name="Internet_20_link" text:visited-style-name="Visited_20_Internet_20_Link">GitLa</text:a><text:a xlink:type="simple" xlink:href="https://gitlab.com/subins2000" text:style-name="Internet_20_link" text:visited-style-name="Visited_20_Internet_20_Link"><text:span text:style-name="T38">b</text:span></text:a><text:a xlink:type="simple" xlink:href="https://gitlab.com/subins2000" text:style-name="Internet_20_link" text:visited-style-name="Visited_20_Internet_20_Link"> </text:a><text:a xlink:type="simple" xlink:href="https://gitlab.com/subins2000" text:style-name="Internet_20_link" text:visited-style-name="Visited_20_Internet_20_Link"><text:span text:style-name="T38">Profile</text:span></text:a></text:p>
      <text:p text:style-name="P166"/>
      <text:p text:style-name="P1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53">Other Projects</text:p>
            <text:p text:style-name="P154"/>
          </table:table-cell>
        </table:table-row>
        <table:table-row table:style-name="Table4.2">
          <table:table-cell table:style-name="Table4.A2" office:value-type="string">
            <text:p text:style-name="P155">2013</text:p>
          </table:table-cell>
          <table:table-cell table:style-name="Table4.A1" office:value-type="string">
            <text:p text:style-name="P156">Subin’s Blog Demos Site</text:p>
            <text:p text:style-name="P159">Admin, <text:a xlink:type="simple" xlink:href="https://subinsb.com/" text:style-name="Internet_20_link" text:visited-style-name="Visited_20_Internet_20_Link"><text:span text:style-name="T63">demos.s</text:span></text:a><text:a xlink:type="simple" xlink:href="https://subinsb.com/" text:style-name="Internet_20_link" text:visited-style-name="Visited_20_Internet_20_Link">ubinsb.com</text:a></text:p>
            <text:p text:style-name="P159"/>
            <text:p text:style-name="P161">Various project demos</text:p>
          </table:table-cell>
        </table:table-row>
        <text:soft-page-break/>
        <table:table-row table:style-name="Table4.3">
          <table:table-cell table:style-name="Table4.A2" office:value-type="string">
            <text:p text:style-name="P200">2011</text:p>
          </table:table-cell>
          <table:table-cell table:style-name="Table4.A1" office:value-type="string">
            <text:p text:style-name="P157">Subin’s Blog</text:p>
            <text:p text:style-name="P160">Author &amp; Admin, <text:a xlink:type="simple" xlink:href="https://subinsb.com/" text:style-name="Internet_20_link" text:visited-style-name="Visited_20_Internet_20_Link">subinsb.com</text:a>, <text:a xlink:type="simple" xlink:href="http://gitlab.com/subins2000/subinsb.com" text:style-name="Internet_20_link" text:visited-style-name="Visited_20_Internet_20_Link"><text:span text:style-name="T37">Source Code</text:span></text:a></text:p>
            <text:p text:style-name="P164"/>
            <text:p text:style-name="P197">I run a blog that focuses on programming <text:span text:style-name="T24">and technology. It’s also my personal blog</text:span>. It has tutorials on various projects and softwares. It <text:span text:style-name="T25">also </text:span>has <text:span text:style-name="T25">some </text:span>sub-sites.</text:p>
            <text:p text:style-name="P164"/>
            <text:p text:style-name="P196">Its network <text:span text:style-name="T22">of sites </text:span>ha<text:span text:style-name="T23">ve</text:span> <text:span text:style-name="T22">a combined </text:span>annual<text:span text:style-name="T19"> users of more than </text:span><text:span text:style-name="T17">1 </text:span><text:span text:style-name="T16">million</text:span><text:span text:style-name="T19"> and </text:span><text:span text:style-name="T18">pageviews of more than </text:span><text:span text:style-name="T15">4</text:span><text:span text:style-name="T14"> million</text:span><text:span text:style-name="T18"> </text:span><text:span text:style-name="T20">till </text:span><text:span text:style-name="T21">2019.</text:span></text:p>
          </table:table-cell>
        </table:table-row>
        <table:table-row table:style-name="Table4.3">
          <table:table-cell table:style-name="Table4.A2" office:value-type="string">
            <text:p text:style-name="P165">2012 </text:p>
          </table:table-cell>
          <table:table-cell table:style-name="Table4.A1" office:value-type="string">
            <text:p text:style-name="P158">Subins</text:p>
            <text:p text:style-name="P162">Discontinued, <text:a xlink:type="simple" xlink:href="http://github.com/subins2000/subins" text:style-name="Internet_20_link" text:visited-style-name="Visited_20_Internet_20_Link"><text:span text:style-name="T85">github.com/subins2000/subins</text:span></text:a></text:p>
            <text:p text:style-name="P163"/>
            <text:p text:style-name="P198">A complete network of websites. It was like Google.</text:p>
            <text:p text:style-name="P199">It had a search engine, social network, Play Store like site, and many others.</text:p>
            <text:p text:style-name="P199"/>
            <text:p text:style-name="P199">This was my project to learn programming. <text:span text:style-name="T86">It was when I was in 7</text:span><text:span text:style-name="T56">th</text:span><text:span text:style-name="T86"> grade.</text:span></text:p>
          </table:table-cell>
        </table:table-row>
      </table:table>
      <text:p text:style-name="P16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5"/>
          </table:table-cell>
          <table:table-cell table:style-name="Table8.B2" office:value-type="string">
            <text:p text:style-name="P107">Achievements &amp; Roles</text:p>
            <text:p text:style-name="P109"/>
          </table:table-cell>
        </table:table-row>
        <table:table-row>
          <table:table-cell table:style-name="Table8.A1" office:value-type="string">
            <text:p text:style-name="P143">2019</text:p>
          </table:table-cell>
          <table:table-cell table:style-name="Table8.B2" office:value-type="string">
            <text:p text:style-name="P29">KDE Malayalam Localization Maintainer</text:p>
            <text:p text:style-name="P75"><text:span text:style-name="T47">since 2019 under </text:span><text:a xlink:type="simple" xlink:href="https://smc.org.in/" text:style-name="Internet_20_link" text:visited-style-name="Visited_20_Internet_20_Link"><text:span text:style-name="T47">SMC</text:span></text:a></text:p>
            <text:p text:style-name="P75"/>
            <text:p text:style-name="P91">Revamped the KDE Malayalam localization by becoming a maintainer with KDE (commit access) and making a new system for Malayalam localization. <text:a xlink:type="simple" xlink:href="https://blog.smc.org.in/smc-monthly-report-april-2019/" text:style-name="Internet_20_link" text:visited-style-name="Visited_20_Internet_20_Link">With more than 15 volunteers</text:a>, <text:span text:style-name="T88">our contributions was </text:span><text:a xlink:type="simple" xlink:href="https://twitter.com/SubinSiby/status/1162390557332627456" text:style-name="Internet_20_link" text:visited-style-name="Visited_20_Internet_20_Link"><text:span text:style-name="T88">released in KDE 19.08</text:span></text:a><text:span text:style-name="T88">. Malayalam came <text:s/>included with KDE after more than 5 years...</text:span></text:p>
          </table:table-cell>
        </table:table-row>
        <table:table-row>
          <table:table-cell table:style-name="Table8.A1" office:value-type="string">
            <text:p text:style-name="P150">2019</text:p>
          </table:table-cell>
          <table:table-cell table:style-name="Table8.B10" office:value-type="string">
            <text:p text:style-name="P37">FOSS Young Professional Award</text:p>
            <text:p text:style-name="P97">by <text:a xlink:type="simple" xlink:href="http://icfoss.in/" text:style-name="Internet_20_link" text:visited-style-name="Visited_20_Internet_20_Link">ICFOSS</text:a></text:p>
            <text:p text:style-name="P97"/>
            <text:p text:style-name="P97">Won the 2018 award for contribution<text:span text:style-name="T60">s</text:span> to FOSS.</text:p>
          </table:table-cell>
        </table:table-row>
        <table:table-row>
          <table:table-cell table:style-name="Table8.A1" office:value-type="string">
            <text:p text:style-name="P148">2019</text:p>
          </table:table-cell>
          <table:table-cell table:style-name="Table8.B10" office:value-type="string">
            <text:p text:style-name="P35">MakeATon Hackathon</text:p>
            <text:p text:style-name="P95">Won 1<text:span text:style-name="T53">st</text:span> in software category</text:p>
            <text:p text:style-name="P95"/>
            <text:p text:style-name="P95"><text:span text:style-name="T59">Our team of 2 won</text:span> <text:span text:style-name="T59">1</text:span><text:span text:style-name="T54">st</text:span><text:span text:style-name="T59"> in a 24 hours hackathon conducted by CUSAT, Kochi.</text:span></text:p>
          </table:table-cell>
        </table:table-row>
        <table:table-row>
          <table:table-cell table:style-name="Table8.A1" office:value-type="string">
            <text:p text:style-name="P149">2018</text:p>
          </table:table-cell>
          <table:table-cell table:style-name="Table8.B10" office:value-type="string">
            <text:p text:style-name="P36">Speaker At DebUtsav Kochi</text:p>
            <text:p text:style-name="P96">At <text:a xlink:type="simple" xlink:href="https://wiki.debian.org/DebianIndia/DebianUtsavam2018/Kochi" text:style-name="Internet_20_link" text:visited-style-name="Visited_20_Internet_20_Link">DebUtsav Kochi 2018</text:a> in CUSAT, Kochi</text:p>
            <text:p text:style-name="P96"/>
            <text:p text:style-name="P96">Spoke on the <text:a xlink:type="simple" xlink:href="https://news.vidyaacademy.ac.in/2018/11/28/fossers-club-members-attend-debutsav-2018/" text:style-name="Internet_20_link" text:visited-style-name="Visited_20_Internet_20_Link">state of GNU/Linux desktop</text:a><text:a xlink:type="simple" xlink:href="https://news.vidyaacademy.ac.in/2018/11/28/fossers-club-members-attend-debutsav-2018/" text:style-name="Internet_20_link" text:visited-style-name="Visited_20_Internet_20_Link"><text:span text:style-name="T84">s &amp; app</text:span></text:a><text:a xlink:type="simple" xlink:href="https://news.vidyaacademy.ac.in/2018/11/28/fossers-club-members-attend-debutsav-2018/" text:style-name="Internet_20_link" text:visited-style-name="Visited_20_Internet_20_Link">s</text:a>.</text:p>
          </table:table-cell>
        </table:table-row>
        <table:table-row>
          <table:table-cell table:style-name="Table8.A1" office:value-type="string">
            <text:p text:style-name="P147">2018</text:p>
          </table:table-cell>
          <table:table-cell table:style-name="Table8.B10" office:value-type="string">
            <text:p text:style-name="P34">Drishti DCOD3.0</text:p>
            <text:p text:style-name="P93">Won <text:span text:style-name="T57">best techie award. Conducted by MCA department of College of Engineering, Thiruvananthapuram.<text:line-break/></text:span></text:p>
            <text:p text:style-name="P94">Went through 10 rounds of various techie challenges to win the <text:span text:style-name="T58">challenge</text:span> with 15,000 Rs.</text:p>
          </table:table-cell>
        </table:table-row>
        <table:table-row>
          <table:table-cell table:style-name="Table8.A1" office:value-type="string">
            <text:p text:style-name="P146">2018</text:p>
          </table:table-cell>
          <table:table-cell table:style-name="Table8.B10" office:value-type="string">
            <text:p text:style-name="P33">FISAT TechPlanet</text:p>
            <text:p text:style-name="P189">Won 1<text:span text:style-name="T53">st</text:span> in <text:a xlink:type="simple" xlink:href="http://iesummit.fisat.ac.in/" text:style-name="Internet_20_link" text:visited-style-name="Visited_20_Internet_20_Link">FISAT TechPlanet</text:a> hackathon.</text:p>
            <text:p text:style-name="P189"/>
            <text:p text:style-name="P189"><text:span text:style-name="T57">Our team w</text:span>on 50,000Rs <text:span text:style-name="T57">for our project.</text:span></text:p>
          </table:table-cell>
        </table:table-row>
        <text:soft-page-break/>
        <table:table-row>
          <table:table-cell table:style-name="Table8.A1" office:value-type="string">
            <text:p text:style-name="P143">2<text:span text:style-name="T52">018</text:span></text:p>
          </table:table-cell>
          <table:table-cell table:style-name="Table8.B10" office:value-type="string">
            <text:p text:style-name="P32">HackForTomorrow</text:p>
            <text:p text:style-name="P92">Won 2<text:span text:style-name="T53">nd</text:span> in <text:a xlink:type="simple" xlink:href="http://hackfortomorrow.excelmec.org/" text:style-name="Internet_20_link" text:visited-style-name="Visited_20_Internet_20_Link">HackForTomorrow hackathon</text:a> conducted by Model Engineering College</text:p>
            <text:p text:style-name="P92"/>
            <text:p text:style-name="P92">For project OpenSalve, a disaster relief management software</text:p>
          </table:table-cell>
        </table:table-row>
        <table:table-row>
          <table:table-cell table:style-name="Table8.A1" office:value-type="string">
            <text:p text:style-name="P143">2017</text:p>
          </table:table-cell>
          <table:table-cell table:style-name="Table8.B10" office:value-type="string">
            <text:p text:style-name="P29">Lead, FOSSers VAST</text:p>
            <text:p text:style-name="P89">Lead of the <text:a xlink:type="simple" xlink:href="http://fossers.vidyaacademy.ac.in/" text:style-name="Internet_20_link" text:visited-style-name="Visited_20_Internet_20_Link">FOSS club of my college</text:a> since 2017</text:p>
            <text:p text:style-name="P89"/>
            <text:p text:style-name="P89"><text:a xlink:type="simple" xlink:href="http://fossers.vidyaacademy.ac.in/" text:style-name="Internet_20_link" text:visited-style-name="Visited_20_Internet_20_Link">FOSSers Website</text:a> <text:s/><text:a xlink:type="simple" xlink:href="http://news.vidyaacademy.ac.in/tag/fossers/" text:style-name="Internet_20_link" text:visited-style-name="Visited_20_Internet_20_Link">FOSSers News</text:a></text:p>
            <text:p text:style-name="P89"/>
            <text:p text:style-name="P90">Revamped the FOSS club which has been inactive in college <text:span text:style-name="T83">when I was in first year</text:span>. <text:span text:style-name="T48">Conducted a lot of events and workshop to introduce students to open source contributions and Free Software.</text:span></text:p>
          </table:table-cell>
        </table:table-row>
        <table:table-row>
          <table:table-cell table:style-name="Table8.A1" office:value-type="string">
            <text:p text:style-name="P151">2016</text:p>
          </table:table-cell>
          <table:table-cell table:style-name="Table8.B10" office:value-type="string">
            <text:p text:style-name="P38">Google Code In 2016</text:p>
            <text:p text:style-name="P98">Contibuted to Wikimedia</text:p>
            <text:p text:style-name="P78"/>
            <text:p text:style-name="P99"><text:a xlink:type="simple" xlink:href="https://subinsb.com/google-code-in-2016/" text:style-name="Internet_20_link" text:visited-style-name="Visited_20_Internet_20_Link">Completed more tasks</text:a> than previous years. <text:span text:style-name="T62">Fixed bugs, ported legacy code to new ones. Helped in documentation and tutorials.</text:span></text:p>
            <text:p text:style-name="P99">Received certificate <text:span text:style-name="T82">and more swags</text:span> from Google.</text:p>
          </table:table-cell>
        </table:table-row>
        <table:table-row>
          <table:table-cell table:style-name="Table8.A1" office:value-type="string">
            <text:p text:style-name="P152">2016</text:p>
          </table:table-cell>
          <table:table-cell table:style-name="Table8.B12" office:value-type="string">
            <text:p text:style-name="P39">Paysa Expert Interview</text:p>
            <text:p text:style-name="P100"/>
            <text:p text:style-name="P100">Paysa company did an <text:a xlink:type="simple" xlink:href="https://www.paysa.com/blog/expert-interview-series-subin-siby/" text:style-name="Internet_20_link" text:visited-style-name="Visited_20_Internet_20_Link">interview</text:a> with me.</text:p>
          </table:table-cell>
        </table:table-row>
        <table:table-row>
          <table:table-cell table:style-name="Table8.A1" office:value-type="string">
            <text:p text:style-name="P142">201<text:span text:style-name="T45">6</text:span></text:p>
          </table:table-cell>
          <table:table-cell table:style-name="Table8.B12" office:value-type="string">
            <text:p text:style-name="P28">PHP Innovation Award</text:p>
            <text:p text:style-name="P74"><text:span text:style-name="T46">by PHPClasses site for </text:span><text:a xlink:type="simple" xlink:href="https://www.phpclasses.org/package/9591-PHP-Web-OS-to-install-and-run-Web-applications.html" text:style-name="Internet_20_link" text:visited-style-name="Visited_20_Internet_20_Link"><text:span text:style-name="T46">project Lobby</text:span></text:a></text:p>
            <text:p text:style-name="P74"/>
            <text:p text:style-name="P88">Won a license of Komodo IDE</text:p>
          </table:table-cell>
        </table:table-row>
        <table:table-row>
          <table:table-cell table:style-name="Table8.A1" office:value-type="string">
            <text:p text:style-name="P151">2015</text:p>
          </table:table-cell>
          <table:table-cell table:style-name="Table8.B14" office:value-type="string">
            <text:p text:style-name="P38">Google Code In 2015</text:p>
            <text:p text:style-name="P98">Ubuntu; <text:a xlink:type="simple" xlink:href="https://codein.withgoogle.com/archive/2015/task/4506555907047424/" text:style-name="Internet_20_link" text:visited-style-name="Visited_20_Internet_20_Link"><text:span text:style-name="T79">a task completed by me</text:span></text:a></text:p>
            <text:p text:style-name="P98"/>
            <text:p text:style-name="P98">Received a certificate, tee, <text:span text:style-name="T61">stickers</text:span> from Google.</text:p>
          </table:table-cell>
        </table:table-row>
        <table:table-row>
          <table:table-cell table:style-name="Table8.A1" office:value-type="string">
            <text:p text:style-name="P151">2014</text:p>
          </table:table-cell>
          <table:table-cell table:style-name="Table8.B14" office:value-type="string">
            <text:p text:style-name="P38">Google Code In 2014</text:p>
            <text:p text:style-name="P98">Drupal; <text:a xlink:type="simple" xlink:href="https://www.google-melange.com/archive/gci/2014/orgs/drupal/tasks/5012653747470336.html" text:style-name="Internet_20_link" text:visited-style-name="Visited_20_Internet_20_Link"><text:span text:style-name="T80">a task completed by me</text:span></text:a><text:span text:style-name="T80"> (Username was Geek404 at the time)</text:span></text:p>
            <text:p text:style-name="P98"/>
            <text:p text:style-name="P98"><text:span text:style-name="T81">Added unitests, fixed bugs. </text:span>Received certificate, tee, <text:span text:style-name="T61">stickers</text:span> from Google</text:p>
          </table:table-cell>
        </table:table-row>
        <table:table-row>
          <table:table-cell table:style-name="Table8.A1" office:value-type="string">
            <text:p text:style-name="P151">2013</text:p>
          </table:table-cell>
          <table:table-cell table:style-name="Table8.B15" office:value-type="string">
            <text:p text:style-name="P38">Google Code In 2013</text:p>
            <text:p text:style-name="P98">Contributed to Wikimedia</text:p>
            <text:p text:style-name="P98"/>
            <text:p text:style-name="P98"><text:span text:style-name="T78">Documentation contribution. </text:span>Received certificate and stickers from Google</text:p>
          </table:table-cell>
        </table:table-row>
      </table:table>
      <text:p text:style-name="P16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2"/>
          </table:table-cell>
          <table:table-cell table:style-name="Table5.A1" office:value-type="string">
            <text:p text:style-name="P105"><text:span text:style-name="T12">Interests &amp; </text:span>Hobbies</text:p>
            <text:p text:style-name="P111"/>
          </table:table-cell>
        </table:table-row>
        <table:table-row table:style-name="Table5.2">
          <table:table-cell table:style-name="Table5.A2" office:value-type="string">
            <text:p text:style-name="P102"><text:s/></text:p>
          </table:table-cell>
          <table:table-cell table:style-name="Table5.A1" office:value-type="string">
            <text:p text:style-name="P170"/>
            <text:list xml:id="list3421319221" text:style-name="L2">
              <text:list-item>
                <text:p text:style-name="P174"><text:span text:style-name="T87">Malayalam Computing</text:span></text:p>
              </text:list-item>
              <text:list-item>
                <text:p text:style-name="P173"><text:a xlink:type="simple" xlink:href="https://github.com/subins2000/open" text:style-name="Internet_20_link" text:visited-style-name="Visited_20_Internet_20_Link">Selfie A Da</text:a><text:a xlink:type="simple" xlink:href="https://github.com/subins2000/open" text:style-name="Internet_20_link" text:visited-style-name="Visited_20_Internet_20_Link"><text:span text:style-name="T77">y</text:span></text:a><text:a xlink:type="simple" xlink:href="https://github.com/subins2000/open" text:style-name="Internet_20_link" text:visited-style-name="Visited_20_Internet_20_Link"> :</text:a><text:a xlink:type="simple" xlink:href="https://github.com/subins2000/open" text:style-name="Internet_20_link" text:visited-style-name="Visited_20_Internet_20_Link"><text:span text:style-name="T77">)</text:span></text:a></text:p>
              </text:list-item>
              <text:list-item>
                <text:p text:style-name="P171">Films</text:p>
              </text:list-item>
              <text:list-item>
                <text:p text:style-name="P172">Cycling</text:p>
              </text:list-item>
            </text:list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3"/>
          </table:table-cell>
          <table:table-cell table:style-name="Table7.A1" office:value-type="string">
            <text:p text:style-name="P114">Subin Sib<text:span text:style-name="T80">y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9-08-20T01:19:29.065556553</dc:date>
    <meta:editing-duration>PT5H22M42S</meta:editing-duration>
    <meta:editing-cycles>318</meta:editing-cycles>
    <meta:generator>LibreOffice/6.0.7.3$Linux_X86_64 LibreOffice_project/00m0$Build-3</meta:generator>
    <meta:document-statistic meta:table-count="8" meta:image-count="0" meta:object-count="0" meta:page-count="5" meta:paragraph-count="202" meta:word-count="1009" meta:character-count="6916" meta:non-whitespace-character-count="6107"/>
  </office:meta>
</office:document-meta>
</file>